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klearn_refit_False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dask_refit_False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sklearn_refit_False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dask_refit_False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sklearn_refit_balanced_accuracy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dask_refit_balanced_accuracy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sklearn_refit_balanced_accuracy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dask_refit_balanced_accuracy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sklearn_refit_refit_fxn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dask_refit_refit_fxn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sklearn_refit_refit_fxn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dask_refit_refit_fxn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sklearn_refit_False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split0_test_accuracy">
            <text:p>split0_test_accuracy</text:p>
          </table:table-cell>
          <table:table-cell table:style-name="pd1" office:value-type="string" office:string-value="split1_test_accuracy">
            <text:p>split1_test_accuracy</text:p>
          </table:table-cell>
          <table:table-cell table:style-name="pd1" office:value-type="string" office:string-value="split2_test_accuracy">
            <text:p>split2_test_accuracy</text:p>
          </table:table-cell>
          <table:table-cell table:style-name="pd1" office:value-type="string" office:string-value="split3_test_accuracy">
            <text:p>split3_test_accuracy</text:p>
          </table:table-cell>
          <table:table-cell table:style-name="pd1" office:value-type="string" office:string-value="split4_test_accuracy">
            <text:p>split4_test_accuracy</text:p>
          </table:table-cell>
          <table:table-cell table:style-name="pd1" office:value-type="string" office:string-value="mean_test_accuracy">
            <text:p>mean_test_accuracy</text:p>
          </table:table-cell>
          <table:table-cell table:style-name="pd1" office:value-type="string" office:string-value="std_test_accuracy">
            <text:p>std_test_accuracy</text:p>
          </table:table-cell>
          <table:table-cell table:style-name="pd1" office:value-type="string" office:string-value="rank_test_accuracy">
            <text:p>rank_test_accuracy</text:p>
          </table:table-cell>
          <table:table-cell table:style-name="pd1" office:value-type="string" office:string-value="split0_test_balanced_accuracy">
            <text:p>split0_test_balanced_accuracy</text:p>
          </table:table-cell>
          <table:table-cell table:style-name="pd1" office:value-type="string" office:string-value="split1_test_balanced_accuracy">
            <text:p>split1_test_balanced_accuracy</text:p>
          </table:table-cell>
          <table:table-cell table:style-name="pd1" office:value-type="string" office:string-value="split2_test_balanced_accuracy">
            <text:p>split2_test_balanced_accuracy</text:p>
          </table:table-cell>
          <table:table-cell table:style-name="pd1" office:value-type="string" office:string-value="split3_test_balanced_accuracy">
            <text:p>split3_test_balanced_accuracy</text:p>
          </table:table-cell>
          <table:table-cell table:style-name="pd1" office:value-type="string" office:string-value="split4_test_balanced_accuracy">
            <text:p>split4_test_balanced_accuracy</text:p>
          </table:table-cell>
          <table:table-cell table:style-name="pd1" office:value-type="string" office:string-value="mean_test_balanced_accuracy">
            <text:p>mean_test_balanced_accuracy</text:p>
          </table:table-cell>
          <table:table-cell table:style-name="pd1" office:value-type="string" office:string-value="std_test_balanced_accuracy">
            <text:p>std_test_balanced_accuracy</text:p>
          </table:table-cell>
          <table:table-cell table:style-name="pd1" office:value-type="string" office:string-value="rank_test_balanced_accuracy">
            <text:p>rank_test_balanced_accuracy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.014792346954345703">
            <text:p>0.014792346954345703</text:p>
          </table:table-cell>
          <table:table-cell office:value-type="float" office:value="0.002517407598977366">
            <text:p>0.002517407598977366</text:p>
          </table:table-cell>
          <table:table-cell office:value-type="float" office:value="0.01936497688293457">
            <text:p>0.01936497688293457</text:p>
          </table:table-cell>
          <table:table-cell office:value-type="float" office:value="0.0022696526973504287">
            <text:p>0.0022696526973504287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9166666666666666">
            <text:p>0.9166666666666666</text:p>
          </table:table-cell>
          <table:table-cell office:value-type="float" office:value="0.9166666666666666">
            <text:p>0.9166666666666666</text:p>
          </table:table-cell>
          <table:table-cell office:value-type="float" office:value="0.9166666666666666">
            <text:p>0.9166666666666666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4">
            <text:p>0.8333333333333334</text:p>
          </table:table-cell>
          <table:table-cell office:value-type="float" office:value="0.8833333333333334">
            <text:p>0.8833333333333334</text:p>
          </table:table-cell>
          <table:table-cell office:value-type="float" office:value="0.04082482904638626">
            <text:p>0.04082482904638626</text:p>
          </table:table-cell>
          <table:table-cell office:value-type="float" office:value="1">
            <text:p>1</text:p>
          </table:table-cell>
          <table:table-cell office:value-type="float" office:value="0.9166666666666667">
            <text:p>0.9166666666666667</text:p>
          </table:table-cell>
          <table:table-cell office:value-type="float" office:value="0.9166666666666667">
            <text:p>0.9166666666666667</text:p>
          </table:table-cell>
          <table:table-cell office:value-type="float" office:value="0.9166666666666667">
            <text:p>0.9166666666666667</text:p>
          </table:table-cell>
          <table:table-cell office:value-type="float" office:value="0.8333333333333333">
            <text:p>0.8333333333333333</text:p>
          </table:table-cell>
          <table:table-cell office:value-type="float" office:value="0.8">
            <text:p>0.8</text:p>
          </table:table-cell>
          <table:table-cell office:value-type="float" office:value="0.8766666666666666">
            <text:p>0.8766666666666666</text:p>
          </table:table-cell>
          <table:table-cell office:value-type="float" office:value="0.05011098792790973">
            <text:p>0.05011098792790973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.01329817771911621">
            <text:p>0.01329817771911621</text:p>
          </table:table-cell>
          <table:table-cell office:value-type="float" office:value="0.0012458037773782696">
            <text:p>0.0012458037773782696</text:p>
          </table:table-cell>
          <table:table-cell office:value-type="float" office:value="0.01739501953125">
            <text:p>0.01739501953125</text:p>
          </table:table-cell>
          <table:table-cell office:value-type="float" office:value="0.0013206401306960723">
            <text:p>0.0013206401306960723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9166666666666666">
            <text:p>0.9166666666666666</text:p>
          </table:table-cell>
          <table:table-cell office:value-type="float" office:value="0.9166666666666666">
            <text:p>0.9166666666666666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5">
            <text:p>0.85</text:p>
          </table:table-cell>
          <table:table-cell office:value-type="float" office:value="0.062360956446232345">
            <text:p>0.062360956446232345</text:p>
          </table:table-cell>
          <table:table-cell office:value-type="float" office:value="2">
            <text:p>2</text:p>
          </table:table-cell>
          <table:table-cell office:value-type="float" office:value="0.9166666666666667">
            <text:p>0.9166666666666667</text:p>
          </table:table-cell>
          <table:table-cell office:value-type="float" office:value="0.9166666666666667">
            <text:p>0.9166666666666667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433333333333334">
            <text:p>0.8433333333333334</text:p>
          </table:table-cell>
          <table:table-cell office:value-type="float" office:value="0.06548960901462836">
            <text:p>0.06548960901462836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.01591486930847168">
            <text:p>0.01591486930847168</text:p>
          </table:table-cell>
          <table:table-cell office:value-type="float" office:value="0.002095605423899789">
            <text:p>0.002095605423899789</text:p>
          </table:table-cell>
          <table:table-cell office:value-type="float" office:value="0.01987771987915039">
            <text:p>0.01987771987915039</text:p>
          </table:table-cell>
          <table:table-cell office:value-type="float" office:value="0.0017924806880194979">
            <text:p>0.0017924806880194979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4">
            <text:p>0.8333333333333334</text:p>
          </table:table-cell>
          <table:table-cell office:value-type="float" office:value="0.8166666666666668">
            <text:p>0.8166666666666668</text:p>
          </table:table-cell>
          <table:table-cell office:value-type="float" office:value="0.03333333333333335">
            <text:p>0.03333333333333335</text:p>
          </table:table-cell>
          <table:table-cell office:value-type="float" office:value="3">
            <text:p>3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3">
            <text:p>0.8333333333333333</text:p>
          </table:table-cell>
          <table:table-cell office:value-type="float" office:value="0.75">
            <text:p>0.75</text:p>
          </table:table-cell>
          <table:table-cell office:value-type="float" office:value="0.8333333333333333">
            <text:p>0.8333333333333333</text:p>
          </table:table-cell>
          <table:table-cell office:value-type="float" office:value="0.8">
            <text:p>0.8</text:p>
          </table:table-cell>
          <table:table-cell office:value-type="float" office:value="0.8099999999999999">
            <text:p>0.8099999999999999</text:p>
          </table:table-cell>
          <table:table-cell office:value-type="float" office:value="0.032659863237109024">
            <text:p>0.032659863237109024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.016103649139404298">
            <text:p>0.016103649139404298</text:p>
          </table:table-cell>
          <table:table-cell office:value-type="float" office:value="0.0018991696207063984">
            <text:p>0.0018991696207063984</text:p>
          </table:table-cell>
          <table:table-cell office:value-type="float" office:value="0.016598272323608398">
            <text:p>0.016598272323608398</text:p>
          </table:table-cell>
          <table:table-cell office:value-type="float" office:value="0.0018499479402668243">
            <text:p>0.0018499479402668243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">
            <text:p>0.8</text:p>
          </table:table-cell>
          <table:table-cell office:value-type="float" office:value="0.04082482904638632">
            <text:p>0.04082482904638632</text:p>
          </table:table-cell>
          <table:table-cell office:value-type="float" office:value="4">
            <text:p>4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3">
            <text:p>0.8333333333333333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285714285714285">
            <text:p>0.8285714285714285</text:p>
          </table:table-cell>
          <table:table-cell office:value-type="float" office:value="0.799047619047619">
            <text:p>0.799047619047619</text:p>
          </table:table-cell>
          <table:table-cell office:value-type="float" office:value="0.04008494382044753">
            <text:p>0.04008494382044753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.021799612045288085">
            <text:p>0.021799612045288085</text:p>
          </table:table-cell>
          <table:table-cell office:value-type="float" office:value="0.0062189874193085025">
            <text:p>0.0062189874193085025</text:p>
          </table:table-cell>
          <table:table-cell office:value-type="float" office:value="0.018217706680297853">
            <text:p>0.018217706680297853</text:p>
          </table:table-cell>
          <table:table-cell office:value-type="float" office:value="0.0038034786502601447">
            <text:p>0.0038034786502601447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7833333333333334">
            <text:p>0.7833333333333334</text:p>
          </table:table-cell>
          <table:table-cell office:value-type="float" office:value="0.04082482904638632">
            <text:p>0.04082482904638632</text:p>
          </table:table-cell>
          <table:table-cell office:value-type="float" office:value="5">
            <text:p>5</text:p>
          </table:table-cell>
          <table:table-cell office:value-type="float" office:value="0.75">
            <text:p>0.75</text:p>
          </table:table-cell>
          <table:table-cell office:value-type="float" office:value="0.8333333333333333">
            <text:p>0.8333333333333333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285714285714285">
            <text:p>0.8285714285714285</text:p>
          </table:table-cell>
          <table:table-cell office:value-type="float" office:value="0.7823809523809523">
            <text:p>0.7823809523809523</text:p>
          </table:table-cell>
          <table:table-cell office:value-type="float" office:value="0.039686983878123076">
            <text:p>0.039686983878123076</text:p>
          </table:table-cell>
          <table:table-cell office:value-type="float" office:value="5">
            <text:p>5</text:p>
          </table:table-cell>
        </table:table-row>
      </table:table>
      <table:table table:name="dask_refit_False_post_fit">
        <table:table-row>
          <table:table-cell/>
          <table:table-cell table:style-name="pd1" office:value-type="string" office:string-value="'DataFrame' object has no attribute 'ravel'">
            <text:p>'DataFrame' object has no attribute 'ravel'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sklearn_refit_False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best_threshold_accuracy">
            <text:p>best_threshold_accuracy</text:p>
          </table:table-cell>
          <table:table-cell table:style-name="pd1" office:value-type="string" office:string-value="split0_test_accuracy">
            <text:p>split0_test_accuracy</text:p>
          </table:table-cell>
          <table:table-cell table:style-name="pd1" office:value-type="string" office:string-value="split1_test_accuracy">
            <text:p>split1_test_accuracy</text:p>
          </table:table-cell>
          <table:table-cell table:style-name="pd1" office:value-type="string" office:string-value="split2_test_accuracy">
            <text:p>split2_test_accuracy</text:p>
          </table:table-cell>
          <table:table-cell table:style-name="pd1" office:value-type="string" office:string-value="split3_test_accuracy">
            <text:p>split3_test_accuracy</text:p>
          </table:table-cell>
          <table:table-cell table:style-name="pd1" office:value-type="string" office:string-value="split4_test_accuracy">
            <text:p>split4_test_accuracy</text:p>
          </table:table-cell>
          <table:table-cell table:style-name="pd1" office:value-type="string" office:string-value="mean_test_accuracy">
            <text:p>mean_test_accuracy</text:p>
          </table:table-cell>
          <table:table-cell table:style-name="pd1" office:value-type="string" office:string-value="std_test_accuracy">
            <text:p>std_test_accuracy</text:p>
          </table:table-cell>
          <table:table-cell table:style-name="pd1" office:value-type="string" office:string-value="rank_test_accuracy">
            <text:p>rank_test_accuracy</text:p>
          </table:table-cell>
          <table:table-cell table:style-name="pd1" office:value-type="string" office:string-value="best_threshold_balanced_accuracy">
            <text:p>best_threshold_balanced_accuracy</text:p>
          </table:table-cell>
          <table:table-cell table:style-name="pd1" office:value-type="string" office:string-value="split0_test_balanced_accuracy">
            <text:p>split0_test_balanced_accuracy</text:p>
          </table:table-cell>
          <table:table-cell table:style-name="pd1" office:value-type="string" office:string-value="split1_test_balanced_accuracy">
            <text:p>split1_test_balanced_accuracy</text:p>
          </table:table-cell>
          <table:table-cell table:style-name="pd1" office:value-type="string" office:string-value="split2_test_balanced_accuracy">
            <text:p>split2_test_balanced_accuracy</text:p>
          </table:table-cell>
          <table:table-cell table:style-name="pd1" office:value-type="string" office:string-value="split3_test_balanced_accuracy">
            <text:p>split3_test_balanced_accuracy</text:p>
          </table:table-cell>
          <table:table-cell table:style-name="pd1" office:value-type="string" office:string-value="split4_test_balanced_accuracy">
            <text:p>split4_test_balanced_accuracy</text:p>
          </table:table-cell>
          <table:table-cell table:style-name="pd1" office:value-type="string" office:string-value="mean_test_balanced_accuracy">
            <text:p>mean_test_balanced_accuracy</text:p>
          </table:table-cell>
          <table:table-cell table:style-name="pd1" office:value-type="string" office:string-value="std_test_balanced_accuracy">
            <text:p>std_test_balanced_accuracy</text:p>
          </table:table-cell>
          <table:table-cell table:style-name="pd1" office:value-type="string" office:string-value="rank_test_balanced_accuracy">
            <text:p>rank_test_balanced_accuracy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.0073086078045889735">
            <text:p>0.0073086078045889735</text:p>
          </table:table-cell>
          <table:table-cell office:value-type="float" office:value="0.0005163654689815321">
            <text:p>0.0005163654689815321</text:p>
          </table:table-cell>
          <table:table-cell office:value-type="float" office:value="0.0012934550651282604">
            <text:p>0.0012934550651282604</text:p>
          </table:table-cell>
          <table:table-cell office:value-type="float" office:value="0.0005477580401020671">
            <text:p>0.0005477580401020671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5">
            <text:p>0.5</text:p>
          </table:table-cell>
          <table:table-cell office:value-type="float" office:value="0.9166666666666666">
            <text:p>0.9166666666666666</text:p>
          </table:table-cell>
          <table:table-cell office:value-type="float" office:value="0.9166666666666666">
            <text:p>0.9166666666666666</text:p>
          </table:table-cell>
          <table:table-cell office:value-type="float" office:value="0.9166666666666666">
            <text:p>0.9166666666666666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4">
            <text:p>0.8333333333333334</text:p>
          </table:table-cell>
          <table:table-cell office:value-type="float" office:value="0.8833333333333334">
            <text:p>0.8833333333333334</text:p>
          </table:table-cell>
          <table:table-cell office:value-type="float" office:value="0.04082482904638626">
            <text:p>0.0408248290463862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9166666666666667">
            <text:p>0.9166666666666667</text:p>
          </table:table-cell>
          <table:table-cell office:value-type="float" office:value="0.9166666666666667">
            <text:p>0.9166666666666667</text:p>
          </table:table-cell>
          <table:table-cell office:value-type="float" office:value="0.9166666666666667">
            <text:p>0.9166666666666667</text:p>
          </table:table-cell>
          <table:table-cell office:value-type="float" office:value="0.8333333333333333">
            <text:p>0.8333333333333333</text:p>
          </table:table-cell>
          <table:table-cell office:value-type="float" office:value="0.8">
            <text:p>0.8</text:p>
          </table:table-cell>
          <table:table-cell office:value-type="float" office:value="0.8766666666666666">
            <text:p>0.8766666666666666</text:p>
          </table:table-cell>
          <table:table-cell office:value-type="float" office:value="0.05011098792790973">
            <text:p>0.05011098792790973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.008210639795288443">
            <text:p>0.008210639795288443</text:p>
          </table:table-cell>
          <table:table-cell office:value-type="float" office:value="0.001003562530761625">
            <text:p>0.001003562530761625</text:p>
          </table:table-cell>
          <table:table-cell office:value-type="float" office:value="0.001252642369806944">
            <text:p>0.001252642369806944</text:p>
          </table:table-cell>
          <table:table-cell office:value-type="float" office:value="0.0004663789393393675">
            <text:p>0.0004663789393393675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35000000000000003">
            <text:p>0.35000000000000003</text:p>
          </table:table-cell>
          <table:table-cell office:value-type="float" office:value="0.9166666666666666">
            <text:p>0.9166666666666666</text:p>
          </table:table-cell>
          <table:table-cell office:value-type="float" office:value="1.0">
            <text:p>1.0</text:p>
          </table:table-cell>
          <table:table-cell office:value-type="float" office:value="0.9166666666666666">
            <text:p>0.9166666666666666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833333333333332">
            <text:p>0.8833333333333332</text:p>
          </table:table-cell>
          <table:table-cell office:value-type="float" office:value="0.08498365855987973">
            <text:p>0.08498365855987973</text:p>
          </table:table-cell>
          <table:table-cell office:value-type="float" office:value="2">
            <text:p>2</text:p>
          </table:table-cell>
          <table:table-cell office:value-type="float" office:value="0.35000000000000003">
            <text:p>0.35000000000000003</text:p>
          </table:table-cell>
          <table:table-cell office:value-type="float" office:value="0.9166666666666667">
            <text:p>0.9166666666666667</text:p>
          </table:table-cell>
          <table:table-cell office:value-type="float" office:value="1.0">
            <text:p>1.0</text:p>
          </table:table-cell>
          <table:table-cell office:value-type="float" office:value="0.9166666666666667">
            <text:p>0.9166666666666667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766666666666667">
            <text:p>0.8766666666666667</text:p>
          </table:table-cell>
          <table:table-cell office:value-type="float" office:value="0.08981462390204988">
            <text:p>0.08981462390204988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.02860019578365609">
            <text:p>0.02860019578365609</text:p>
          </table:table-cell>
          <table:table-cell office:value-type="float" office:value="0.03734788515286674">
            <text:p>0.03734788515286674</text:p>
          </table:table-cell>
          <table:table-cell office:value-type="float" office:value="0.001522572348282362">
            <text:p>0.001522572348282362</text:p>
          </table:table-cell>
          <table:table-cell office:value-type="float" office:value="0.0007382743706790287">
            <text:p>0.0007382743706790287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30000000000000004">
            <text:p>0.30000000000000004</text:p>
          </table:table-cell>
          <table:table-cell office:value-type="float" office:value="0.9166666666666666">
            <text:p>0.9166666666666666</text:p>
          </table:table-cell>
          <table:table-cell office:value-type="float" office:value="1.0">
            <text:p>1.0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666666666666666">
            <text:p>0.8666666666666666</text:p>
          </table:table-cell>
          <table:table-cell office:value-type="float" office:value="0.08498365855987974">
            <text:p>0.08498365855987974</text:p>
          </table:table-cell>
          <table:table-cell office:value-type="float" office:value="3">
            <text:p>3</text:p>
          </table:table-cell>
          <table:table-cell office:value-type="float" office:value="0.30000000000000004">
            <text:p>0.30000000000000004</text:p>
          </table:table-cell>
          <table:table-cell office:value-type="float" office:value="0.9166666666666667">
            <text:p>0.9166666666666667</text:p>
          </table:table-cell>
          <table:table-cell office:value-type="float" office:value="1.0">
            <text:p>1.0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6">
            <text:p>0.86</text:p>
          </table:table-cell>
          <table:table-cell office:value-type="float" office:value="0.08856886837057615">
            <text:p>0.08856886837057615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.015414844988845289">
            <text:p>0.015414844988845289</text:p>
          </table:table-cell>
          <table:table-cell office:value-type="float" office:value="0.0018172113198425112">
            <text:p>0.0018172113198425112</text:p>
          </table:table-cell>
          <table:table-cell office:value-type="float" office:value="0.0017257796697473773">
            <text:p>0.0017257796697473773</text:p>
          </table:table-cell>
          <table:table-cell office:value-type="float" office:value="0.0007626704486659177">
            <text:p>0.0007626704486659177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1">
            <text:p>0.1</text:p>
          </table:table-cell>
          <table:table-cell office:value-type="float" office:value="0.8333333333333334">
            <text:p>0.8333333333333334</text:p>
          </table:table-cell>
          <table:table-cell office:value-type="float" office:value="1.0">
            <text:p>1.0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5">
            <text:p>0.85</text:p>
          </table:table-cell>
          <table:table-cell office:value-type="float" office:value="0.0816496580927726">
            <text:p>0.0816496580927726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office:value-type="float" office:value="0.8333333333333334">
            <text:p>0.8333333333333334</text:p>
          </table:table-cell>
          <table:table-cell office:value-type="float" office:value="1.0">
            <text:p>1.0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433333333333334">
            <text:p>0.8433333333333334</text:p>
          </table:table-cell>
          <table:table-cell office:value-type="float" office:value="0.08406346808612326">
            <text:p>0.08406346808612326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.015035164193250239">
            <text:p>0.015035164193250239</text:p>
          </table:table-cell>
          <table:table-cell office:value-type="float" office:value="0.0031727599152554355">
            <text:p>0.0031727599152554355</text:p>
          </table:table-cell>
          <table:table-cell office:value-type="float" office:value="0.0014261854399505649">
            <text:p>0.0014261854399505649</text:p>
          </table:table-cell>
          <table:table-cell office:value-type="float" office:value="0.0005978576732988713">
            <text:p>0.0005978576732988713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25">
            <text:p>0.25</text:p>
          </table:table-cell>
          <table:table-cell office:value-type="float" office:value="0.8333333333333334">
            <text:p>0.8333333333333334</text:p>
          </table:table-cell>
          <table:table-cell office:value-type="float" office:value="0.9166666666666666">
            <text:p>0.9166666666666666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166666666666667">
            <text:p>0.8166666666666667</text:p>
          </table:table-cell>
          <table:table-cell office:value-type="float" office:value="0.062360956446232345">
            <text:p>0.062360956446232345</text:p>
          </table:table-cell>
          <table:table-cell office:value-type="float" office:value="5">
            <text:p>5</text:p>
          </table:table-cell>
          <table:table-cell office:value-type="float" office:value="0.25">
            <text:p>0.25</text:p>
          </table:table-cell>
          <table:table-cell office:value-type="float" office:value="0.8333333333333334">
            <text:p>0.8333333333333334</text:p>
          </table:table-cell>
          <table:table-cell office:value-type="float" office:value="0.9166666666666667">
            <text:p>0.9166666666666667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099999999999999">
            <text:p>0.8099999999999999</text:p>
          </table:table-cell>
          <table:table-cell office:value-type="float" office:value="0.06200358412579427">
            <text:p>0.06200358412579427</text:p>
          </table:table-cell>
          <table:table-cell office:value-type="float" office:value="5">
            <text:p>5</text:p>
          </table:table-cell>
        </table:table-row>
      </table:table>
      <table:table table:name="gstcv_dask_refit_False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best_threshold_accuracy">
            <text:p>best_threshold_accuracy</text:p>
          </table:table-cell>
          <table:table-cell table:style-name="pd1" office:value-type="string" office:string-value="split0_test_accuracy">
            <text:p>split0_test_accuracy</text:p>
          </table:table-cell>
          <table:table-cell table:style-name="pd1" office:value-type="string" office:string-value="split1_test_accuracy">
            <text:p>split1_test_accuracy</text:p>
          </table:table-cell>
          <table:table-cell table:style-name="pd1" office:value-type="string" office:string-value="split2_test_accuracy">
            <text:p>split2_test_accuracy</text:p>
          </table:table-cell>
          <table:table-cell table:style-name="pd1" office:value-type="string" office:string-value="split3_test_accuracy">
            <text:p>split3_test_accuracy</text:p>
          </table:table-cell>
          <table:table-cell table:style-name="pd1" office:value-type="string" office:string-value="split4_test_accuracy">
            <text:p>split4_test_accuracy</text:p>
          </table:table-cell>
          <table:table-cell table:style-name="pd1" office:value-type="string" office:string-value="mean_test_accuracy">
            <text:p>mean_test_accuracy</text:p>
          </table:table-cell>
          <table:table-cell table:style-name="pd1" office:value-type="string" office:string-value="std_test_accuracy">
            <text:p>std_test_accuracy</text:p>
          </table:table-cell>
          <table:table-cell table:style-name="pd1" office:value-type="string" office:string-value="rank_test_accuracy">
            <text:p>rank_test_accuracy</text:p>
          </table:table-cell>
          <table:table-cell table:style-name="pd1" office:value-type="string" office:string-value="best_threshold_balanced_accuracy">
            <text:p>best_threshold_balanced_accuracy</text:p>
          </table:table-cell>
          <table:table-cell table:style-name="pd1" office:value-type="string" office:string-value="split0_test_balanced_accuracy">
            <text:p>split0_test_balanced_accuracy</text:p>
          </table:table-cell>
          <table:table-cell table:style-name="pd1" office:value-type="string" office:string-value="split1_test_balanced_accuracy">
            <text:p>split1_test_balanced_accuracy</text:p>
          </table:table-cell>
          <table:table-cell table:style-name="pd1" office:value-type="string" office:string-value="split2_test_balanced_accuracy">
            <text:p>split2_test_balanced_accuracy</text:p>
          </table:table-cell>
          <table:table-cell table:style-name="pd1" office:value-type="string" office:string-value="split3_test_balanced_accuracy">
            <text:p>split3_test_balanced_accuracy</text:p>
          </table:table-cell>
          <table:table-cell table:style-name="pd1" office:value-type="string" office:string-value="split4_test_balanced_accuracy">
            <text:p>split4_test_balanced_accuracy</text:p>
          </table:table-cell>
          <table:table-cell table:style-name="pd1" office:value-type="string" office:string-value="mean_test_balanced_accuracy">
            <text:p>mean_test_balanced_accuracy</text:p>
          </table:table-cell>
          <table:table-cell table:style-name="pd1" office:value-type="string" office:string-value="std_test_balanced_accuracy">
            <text:p>std_test_balanced_accuracy</text:p>
          </table:table-cell>
          <table:table-cell table:style-name="pd1" office:value-type="string" office:string-value="rank_test_balanced_accuracy">
            <text:p>rank_test_balanced_accuracy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2.708352963603102">
            <text:p>2.708352963603102</text:p>
          </table:table-cell>
          <table:table-cell office:value-type="float" office:value="0.4591456465370221">
            <text:p>0.4591456465370221</text:p>
          </table:table-cell>
          <table:table-cell office:value-type="float" office:value="0.28012175926567234">
            <text:p>0.28012175926567234</text:p>
          </table:table-cell>
          <table:table-cell office:value-type="float" office:value="0.07321785035967485">
            <text:p>0.07321785035967485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5">
            <text:p>0.5</text:p>
          </table:table-cell>
          <table:table-cell office:value-type="float" office:value="0.9285714285714286">
            <text:p>0.9285714285714286</text:p>
          </table:table-cell>
          <table:table-cell office:value-type="float" office:value="0.7857142857142857">
            <text:p>0.7857142857142857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8043956043956044">
            <text:p>0.8043956043956044</text:p>
          </table:table-cell>
          <table:table-cell office:value-type="float" office:value="0.06241526075236451">
            <text:p>0.06241526075236451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7708333333333333">
            <text:p>0.7708333333333333</text:p>
          </table:table-cell>
          <table:table-cell office:value-type="float" office:value="0.85">
            <text:p>0.85</text:p>
          </table:table-cell>
          <table:table-cell office:value-type="float" office:value="0.7857142857142857">
            <text:p>0.7857142857142857</text:p>
          </table:table-cell>
          <table:table-cell office:value-type="float" office:value="0.7738095238095238">
            <text:p>0.7738095238095238</text:p>
          </table:table-cell>
          <table:table-cell office:value-type="float" office:value="0.8160714285714287">
            <text:p>0.8160714285714287</text:p>
          </table:table-cell>
          <table:table-cell office:value-type="float" office:value="0.050890594491612616">
            <text:p>0.050890594491612616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3.644286517798901">
            <text:p>3.644286517798901</text:p>
          </table:table-cell>
          <table:table-cell office:value-type="float" office:value="0.458568971403581">
            <text:p>0.458568971403581</text:p>
          </table:table-cell>
          <table:table-cell office:value-type="float" office:value="0.26433831916545475">
            <text:p>0.26433831916545475</text:p>
          </table:table-cell>
          <table:table-cell office:value-type="float" office:value="0.06316625183382782">
            <text:p>0.06316625183382782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55">
            <text:p>0.55</text:p>
          </table:table-cell>
          <table:table-cell office:value-type="float" office:value="1.0">
            <text:p>1.0</text:p>
          </table:table-cell>
          <table:table-cell office:value-type="float" office:value="0.7857142857142857">
            <text:p>0.7857142857142857</text:p>
          </table:table-cell>
          <table:table-cell office:value-type="float" office:value="0.8461538461538461">
            <text:p>0.8461538461538461</text:p>
          </table:table-cell>
          <table:table-cell office:value-type="float" office:value="0.7692307692307693">
            <text:p>0.7692307692307693</text:p>
          </table:table-cell>
          <table:table-cell office:value-type="float" office:value="0.8461538461538461">
            <text:p>0.8461538461538461</text:p>
          </table:table-cell>
          <table:table-cell office:value-type="float" office:value="0.8494505494505494">
            <text:p>0.8494505494505494</text:p>
          </table:table-cell>
          <table:table-cell office:value-type="float" office:value="0.08146704612242038">
            <text:p>0.08146704612242038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0">
            <text:p>1.0</text:p>
          </table:table-cell>
          <table:table-cell office:value-type="float" office:value="0.7708333333333333">
            <text:p>0.7708333333333333</text:p>
          </table:table-cell>
          <table:table-cell office:value-type="float" office:value="0.9">
            <text:p>0.9</text:p>
          </table:table-cell>
          <table:table-cell office:value-type="float" office:value="0.7738095238095238">
            <text:p>0.7738095238095238</text:p>
          </table:table-cell>
          <table:table-cell office:value-type="float" office:value="0.8571428571428572">
            <text:p>0.8571428571428572</text:p>
          </table:table-cell>
          <table:table-cell office:value-type="float" office:value="0.8603571428571428">
            <text:p>0.8603571428571428</text:p>
          </table:table-cell>
          <table:table-cell office:value-type="float" office:value="0.08554182385311829">
            <text:p>0.08554182385311829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5.665955345402471">
            <text:p>5.665955345402471</text:p>
          </table:table-cell>
          <table:table-cell office:value-type="float" office:value="0.5540824854423201">
            <text:p>0.5540824854423201</text:p>
          </table:table-cell>
          <table:table-cell office:value-type="float" office:value="0.2999823872205092">
            <text:p>0.2999823872205092</text:p>
          </table:table-cell>
          <table:table-cell office:value-type="float" office:value="0.06862715793184994">
            <text:p>0.06862715793184994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25">
            <text:p>0.25</text:p>
          </table:table-cell>
          <table:table-cell office:value-type="float" office:value="0.9285714285714286">
            <text:p>0.9285714285714286</text:p>
          </table:table-cell>
          <table:table-cell office:value-type="float" office:value="0.7142857142857143">
            <text:p>0.7142857142857143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9230769230769231">
            <text:p>0.9230769230769231</text:p>
          </table:table-cell>
          <table:table-cell office:value-type="float" office:value="0.8208791208791208">
            <text:p>0.8208791208791208</text:p>
          </table:table-cell>
          <table:table-cell office:value-type="float" office:value="0.08802190942637708">
            <text:p>0.0880219094263770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float" office:value="0.6875">
            <text:p>0.6875</text:p>
          </table:table-cell>
          <table:table-cell office:value-type="float" office:value="0.85">
            <text:p>0.85</text:p>
          </table:table-cell>
          <table:table-cell office:value-type="float" office:value="0.7857142857142857">
            <text:p>0.7857142857142857</text:p>
          </table:table-cell>
          <table:table-cell office:value-type="float" office:value="0.9166666666666667">
            <text:p>0.9166666666666667</text:p>
          </table:table-cell>
          <table:table-cell office:value-type="float" office:value="0.8279761904761905">
            <text:p>0.8279761904761905</text:p>
          </table:table-cell>
          <table:table-cell office:value-type="float" office:value="0.08373542449401417">
            <text:p>0.08373542449401417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7.91395988999866">
            <text:p>7.91395988999866</text:p>
          </table:table-cell>
          <table:table-cell office:value-type="float" office:value="0.7394134973141623">
            <text:p>0.7394134973141623</text:p>
          </table:table-cell>
          <table:table-cell office:value-type="float" office:value="0.30029933488500926">
            <text:p>0.30029933488500926</text:p>
          </table:table-cell>
          <table:table-cell office:value-type="float" office:value="0.06696012407095803">
            <text:p>0.06696012407095803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1">
            <text:p>0.1</text:p>
          </table:table-cell>
          <table:table-cell office:value-type="float" office:value="0.9285714285714286">
            <text:p>0.9285714285714286</text:p>
          </table:table-cell>
          <table:table-cell office:value-type="float" office:value="0.7142857142857143">
            <text:p>0.7142857142857143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9230769230769231">
            <text:p>0.9230769230769231</text:p>
          </table:table-cell>
          <table:table-cell office:value-type="float" office:value="0.8208791208791208">
            <text:p>0.8208791208791208</text:p>
          </table:table-cell>
          <table:table-cell office:value-type="float" office:value="0.08802190942637708">
            <text:p>0.08802190942637708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6875">
            <text:p>0.6875</text:p>
          </table:table-cell>
          <table:table-cell office:value-type="float" office:value="0.85">
            <text:p>0.85</text:p>
          </table:table-cell>
          <table:table-cell office:value-type="float" office:value="0.7857142857142857">
            <text:p>0.7857142857142857</text:p>
          </table:table-cell>
          <table:table-cell office:value-type="float" office:value="0.9166666666666667">
            <text:p>0.9166666666666667</text:p>
          </table:table-cell>
          <table:table-cell office:value-type="float" office:value="0.8279761904761905">
            <text:p>0.8279761904761905</text:p>
          </table:table-cell>
          <table:table-cell office:value-type="float" office:value="0.08373542449401417">
            <text:p>0.08373542449401417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10.278333112597466">
            <text:p>10.278333112597466</text:p>
          </table:table-cell>
          <table:table-cell office:value-type="float" office:value="1.4023852654312015">
            <text:p>1.4023852654312015</text:p>
          </table:table-cell>
          <table:table-cell office:value-type="float" office:value="0.3060434999382345">
            <text:p>0.3060434999382345</text:p>
          </table:table-cell>
          <table:table-cell office:value-type="float" office:value="0.059160964327560205">
            <text:p>0.059160964327560205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05">
            <text:p>0.05</text:p>
          </table:table-cell>
          <table:table-cell office:value-type="float" office:value="0.9285714285714286">
            <text:p>0.9285714285714286</text:p>
          </table:table-cell>
          <table:table-cell office:value-type="float" office:value="0.7142857142857143">
            <text:p>0.7142857142857143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7901098901098901">
            <text:p>0.7901098901098901</text:p>
          </table:table-cell>
          <table:table-cell office:value-type="float" office:value="0.07242750353091905">
            <text:p>0.07242750353091905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.9">
            <text:p>0.9</text:p>
          </table:table-cell>
          <table:table-cell office:value-type="float" office:value="0.6875">
            <text:p>0.6875</text:p>
          </table:table-cell>
          <table:table-cell office:value-type="float" office:value="0.85">
            <text:p>0.85</text:p>
          </table:table-cell>
          <table:table-cell office:value-type="float" office:value="0.7738095238095238">
            <text:p>0.7738095238095238</text:p>
          </table:table-cell>
          <table:table-cell office:value-type="float" office:value="0.7738095238095238">
            <text:p>0.7738095238095238</text:p>
          </table:table-cell>
          <table:table-cell office:value-type="float" office:value="0.7970238095238095">
            <text:p>0.7970238095238095</text:p>
          </table:table-cell>
          <table:table-cell office:value-type="float" office:value="0.07277890290106738">
            <text:p>0.07277890290106738</text:p>
          </table:table-cell>
          <table:table-cell office:value-type="float" office:value="5">
            <text:p>5</text:p>
          </table:table-cell>
        </table:table-row>
      </table:table>
      <table:table table:name="sklearn_refit_balanced_accuracy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split0_test_accuracy">
            <text:p>split0_test_accuracy</text:p>
          </table:table-cell>
          <table:table-cell table:style-name="pd1" office:value-type="string" office:string-value="split1_test_accuracy">
            <text:p>split1_test_accuracy</text:p>
          </table:table-cell>
          <table:table-cell table:style-name="pd1" office:value-type="string" office:string-value="split2_test_accuracy">
            <text:p>split2_test_accuracy</text:p>
          </table:table-cell>
          <table:table-cell table:style-name="pd1" office:value-type="string" office:string-value="split3_test_accuracy">
            <text:p>split3_test_accuracy</text:p>
          </table:table-cell>
          <table:table-cell table:style-name="pd1" office:value-type="string" office:string-value="split4_test_accuracy">
            <text:p>split4_test_accuracy</text:p>
          </table:table-cell>
          <table:table-cell table:style-name="pd1" office:value-type="string" office:string-value="mean_test_accuracy">
            <text:p>mean_test_accuracy</text:p>
          </table:table-cell>
          <table:table-cell table:style-name="pd1" office:value-type="string" office:string-value="std_test_accuracy">
            <text:p>std_test_accuracy</text:p>
          </table:table-cell>
          <table:table-cell table:style-name="pd1" office:value-type="string" office:string-value="rank_test_accuracy">
            <text:p>rank_test_accuracy</text:p>
          </table:table-cell>
          <table:table-cell table:style-name="pd1" office:value-type="string" office:string-value="split0_test_balanced_accuracy">
            <text:p>split0_test_balanced_accuracy</text:p>
          </table:table-cell>
          <table:table-cell table:style-name="pd1" office:value-type="string" office:string-value="split1_test_balanced_accuracy">
            <text:p>split1_test_balanced_accuracy</text:p>
          </table:table-cell>
          <table:table-cell table:style-name="pd1" office:value-type="string" office:string-value="split2_test_balanced_accuracy">
            <text:p>split2_test_balanced_accuracy</text:p>
          </table:table-cell>
          <table:table-cell table:style-name="pd1" office:value-type="string" office:string-value="split3_test_balanced_accuracy">
            <text:p>split3_test_balanced_accuracy</text:p>
          </table:table-cell>
          <table:table-cell table:style-name="pd1" office:value-type="string" office:string-value="split4_test_balanced_accuracy">
            <text:p>split4_test_balanced_accuracy</text:p>
          </table:table-cell>
          <table:table-cell table:style-name="pd1" office:value-type="string" office:string-value="mean_test_balanced_accuracy">
            <text:p>mean_test_balanced_accuracy</text:p>
          </table:table-cell>
          <table:table-cell table:style-name="pd1" office:value-type="string" office:string-value="std_test_balanced_accuracy">
            <text:p>std_test_balanced_accuracy</text:p>
          </table:table-cell>
          <table:table-cell table:style-name="pd1" office:value-type="string" office:string-value="rank_test_balanced_accuracy">
            <text:p>rank_test_balanced_accuracy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.009633159637451172">
            <text:p>0.009633159637451172</text:p>
          </table:table-cell>
          <table:table-cell office:value-type="float" office:value="0.0008627703771005831">
            <text:p>0.0008627703771005831</text:p>
          </table:table-cell>
          <table:table-cell office:value-type="float" office:value="0.013044452667236328">
            <text:p>0.013044452667236328</text:p>
          </table:table-cell>
          <table:table-cell office:value-type="float" office:value="0.0009611348233708401">
            <text:p>0.0009611348233708401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9166666666666666">
            <text:p>0.9166666666666666</text:p>
          </table:table-cell>
          <table:table-cell office:value-type="float" office:value="0.9166666666666666">
            <text:p>0.9166666666666666</text:p>
          </table:table-cell>
          <table:table-cell office:value-type="float" office:value="0.9166666666666666">
            <text:p>0.9166666666666666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4">
            <text:p>0.8333333333333334</text:p>
          </table:table-cell>
          <table:table-cell office:value-type="float" office:value="0.8833333333333334">
            <text:p>0.8833333333333334</text:p>
          </table:table-cell>
          <table:table-cell office:value-type="float" office:value="0.04082482904638626">
            <text:p>0.04082482904638626</text:p>
          </table:table-cell>
          <table:table-cell office:value-type="float" office:value="1">
            <text:p>1</text:p>
          </table:table-cell>
          <table:table-cell office:value-type="float" office:value="0.9166666666666667">
            <text:p>0.9166666666666667</text:p>
          </table:table-cell>
          <table:table-cell office:value-type="float" office:value="0.9166666666666667">
            <text:p>0.9166666666666667</text:p>
          </table:table-cell>
          <table:table-cell office:value-type="float" office:value="0.9166666666666667">
            <text:p>0.9166666666666667</text:p>
          </table:table-cell>
          <table:table-cell office:value-type="float" office:value="0.8333333333333333">
            <text:p>0.8333333333333333</text:p>
          </table:table-cell>
          <table:table-cell office:value-type="float" office:value="0.8">
            <text:p>0.8</text:p>
          </table:table-cell>
          <table:table-cell office:value-type="float" office:value="0.8766666666666666">
            <text:p>0.8766666666666666</text:p>
          </table:table-cell>
          <table:table-cell office:value-type="float" office:value="0.05011098792790973">
            <text:p>0.05011098792790973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.011845254898071289">
            <text:p>0.011845254898071289</text:p>
          </table:table-cell>
          <table:table-cell office:value-type="float" office:value="0.00394269125270109">
            <text:p>0.00394269125270109</text:p>
          </table:table-cell>
          <table:table-cell office:value-type="float" office:value="0.013140487670898437">
            <text:p>0.013140487670898437</text:p>
          </table:table-cell>
          <table:table-cell office:value-type="float" office:value="0.0009760933196937338">
            <text:p>0.0009760933196937338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9166666666666666">
            <text:p>0.9166666666666666</text:p>
          </table:table-cell>
          <table:table-cell office:value-type="float" office:value="0.9166666666666666">
            <text:p>0.9166666666666666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5">
            <text:p>0.85</text:p>
          </table:table-cell>
          <table:table-cell office:value-type="float" office:value="0.062360956446232345">
            <text:p>0.062360956446232345</text:p>
          </table:table-cell>
          <table:table-cell office:value-type="float" office:value="2">
            <text:p>2</text:p>
          </table:table-cell>
          <table:table-cell office:value-type="float" office:value="0.9166666666666667">
            <text:p>0.9166666666666667</text:p>
          </table:table-cell>
          <table:table-cell office:value-type="float" office:value="0.9166666666666667">
            <text:p>0.9166666666666667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433333333333334">
            <text:p>0.8433333333333334</text:p>
          </table:table-cell>
          <table:table-cell office:value-type="float" office:value="0.06548960901462836">
            <text:p>0.06548960901462836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.011711835861206055">
            <text:p>0.011711835861206055</text:p>
          </table:table-cell>
          <table:table-cell office:value-type="float" office:value="0.0013799600627397745">
            <text:p>0.0013799600627397745</text:p>
          </table:table-cell>
          <table:table-cell office:value-type="float" office:value="0.013950443267822266">
            <text:p>0.013950443267822266</text:p>
          </table:table-cell>
          <table:table-cell office:value-type="float" office:value="0.0015400599394262862">
            <text:p>0.0015400599394262862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4">
            <text:p>0.8333333333333334</text:p>
          </table:table-cell>
          <table:table-cell office:value-type="float" office:value="0.8166666666666668">
            <text:p>0.8166666666666668</text:p>
          </table:table-cell>
          <table:table-cell office:value-type="float" office:value="0.03333333333333335">
            <text:p>0.03333333333333335</text:p>
          </table:table-cell>
          <table:table-cell office:value-type="float" office:value="3">
            <text:p>3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3">
            <text:p>0.8333333333333333</text:p>
          </table:table-cell>
          <table:table-cell office:value-type="float" office:value="0.75">
            <text:p>0.75</text:p>
          </table:table-cell>
          <table:table-cell office:value-type="float" office:value="0.8333333333333333">
            <text:p>0.8333333333333333</text:p>
          </table:table-cell>
          <table:table-cell office:value-type="float" office:value="0.8">
            <text:p>0.8</text:p>
          </table:table-cell>
          <table:table-cell office:value-type="float" office:value="0.8099999999999999">
            <text:p>0.8099999999999999</text:p>
          </table:table-cell>
          <table:table-cell office:value-type="float" office:value="0.032659863237109024">
            <text:p>0.032659863237109024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.01565842628479004">
            <text:p>0.01565842628479004</text:p>
          </table:table-cell>
          <table:table-cell office:value-type="float" office:value="0.0041528587817923675">
            <text:p>0.0041528587817923675</text:p>
          </table:table-cell>
          <table:table-cell office:value-type="float" office:value="0.013144683837890626">
            <text:p>0.013144683837890626</text:p>
          </table:table-cell>
          <table:table-cell office:value-type="float" office:value="0.0006716000153105731">
            <text:p>0.0006716000153105731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">
            <text:p>0.8</text:p>
          </table:table-cell>
          <table:table-cell office:value-type="float" office:value="0.04082482904638632">
            <text:p>0.04082482904638632</text:p>
          </table:table-cell>
          <table:table-cell office:value-type="float" office:value="4">
            <text:p>4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3">
            <text:p>0.8333333333333333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285714285714285">
            <text:p>0.8285714285714285</text:p>
          </table:table-cell>
          <table:table-cell office:value-type="float" office:value="0.799047619047619">
            <text:p>0.799047619047619</text:p>
          </table:table-cell>
          <table:table-cell office:value-type="float" office:value="0.04008494382044753">
            <text:p>0.04008494382044753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.016151046752929686">
            <text:p>0.016151046752929686</text:p>
          </table:table-cell>
          <table:table-cell office:value-type="float" office:value="0.0032355395707486835">
            <text:p>0.0032355395707486835</text:p>
          </table:table-cell>
          <table:table-cell office:value-type="float" office:value="0.013851737976074219">
            <text:p>0.013851737976074219</text:p>
          </table:table-cell>
          <table:table-cell office:value-type="float" office:value="0.0009701532773266623">
            <text:p>0.0009701532773266623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7833333333333334">
            <text:p>0.7833333333333334</text:p>
          </table:table-cell>
          <table:table-cell office:value-type="float" office:value="0.04082482904638632">
            <text:p>0.04082482904638632</text:p>
          </table:table-cell>
          <table:table-cell office:value-type="float" office:value="5">
            <text:p>5</text:p>
          </table:table-cell>
          <table:table-cell office:value-type="float" office:value="0.75">
            <text:p>0.75</text:p>
          </table:table-cell>
          <table:table-cell office:value-type="float" office:value="0.8333333333333333">
            <text:p>0.8333333333333333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285714285714285">
            <text:p>0.8285714285714285</text:p>
          </table:table-cell>
          <table:table-cell office:value-type="float" office:value="0.7823809523809523">
            <text:p>0.7823809523809523</text:p>
          </table:table-cell>
          <table:table-cell office:value-type="float" office:value="0.039686983878123076">
            <text:p>0.039686983878123076</text:p>
          </table:table-cell>
          <table:table-cell office:value-type="float" office:value="5">
            <text:p>5</text:p>
          </table:table-cell>
        </table:table-row>
      </table:table>
      <table:table table:name="dask_refit_balanced_accuracy_post_fit">
        <table:table-row>
          <table:table-cell/>
          <table:table-cell table:style-name="pd1" office:value-type="string" office:string-value="'DataFrame' object has no attribute 'ravel'">
            <text:p>'DataFrame' object has no attribute 'ravel'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sklearn_refit_balanced_accuracy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best_threshold_accuracy">
            <text:p>best_threshold_accuracy</text:p>
          </table:table-cell>
          <table:table-cell table:style-name="pd1" office:value-type="string" office:string-value="split0_test_accuracy">
            <text:p>split0_test_accuracy</text:p>
          </table:table-cell>
          <table:table-cell table:style-name="pd1" office:value-type="string" office:string-value="split1_test_accuracy">
            <text:p>split1_test_accuracy</text:p>
          </table:table-cell>
          <table:table-cell table:style-name="pd1" office:value-type="string" office:string-value="split2_test_accuracy">
            <text:p>split2_test_accuracy</text:p>
          </table:table-cell>
          <table:table-cell table:style-name="pd1" office:value-type="string" office:string-value="split3_test_accuracy">
            <text:p>split3_test_accuracy</text:p>
          </table:table-cell>
          <table:table-cell table:style-name="pd1" office:value-type="string" office:string-value="split4_test_accuracy">
            <text:p>split4_test_accuracy</text:p>
          </table:table-cell>
          <table:table-cell table:style-name="pd1" office:value-type="string" office:string-value="mean_test_accuracy">
            <text:p>mean_test_accuracy</text:p>
          </table:table-cell>
          <table:table-cell table:style-name="pd1" office:value-type="string" office:string-value="std_test_accuracy">
            <text:p>std_test_accuracy</text:p>
          </table:table-cell>
          <table:table-cell table:style-name="pd1" office:value-type="string" office:string-value="rank_test_accuracy">
            <text:p>rank_test_accuracy</text:p>
          </table:table-cell>
          <table:table-cell table:style-name="pd1" office:value-type="string" office:string-value="best_threshold_balanced_accuracy">
            <text:p>best_threshold_balanced_accuracy</text:p>
          </table:table-cell>
          <table:table-cell table:style-name="pd1" office:value-type="string" office:string-value="split0_test_balanced_accuracy">
            <text:p>split0_test_balanced_accuracy</text:p>
          </table:table-cell>
          <table:table-cell table:style-name="pd1" office:value-type="string" office:string-value="split1_test_balanced_accuracy">
            <text:p>split1_test_balanced_accuracy</text:p>
          </table:table-cell>
          <table:table-cell table:style-name="pd1" office:value-type="string" office:string-value="split2_test_balanced_accuracy">
            <text:p>split2_test_balanced_accuracy</text:p>
          </table:table-cell>
          <table:table-cell table:style-name="pd1" office:value-type="string" office:string-value="split3_test_balanced_accuracy">
            <text:p>split3_test_balanced_accuracy</text:p>
          </table:table-cell>
          <table:table-cell table:style-name="pd1" office:value-type="string" office:string-value="split4_test_balanced_accuracy">
            <text:p>split4_test_balanced_accuracy</text:p>
          </table:table-cell>
          <table:table-cell table:style-name="pd1" office:value-type="string" office:string-value="mean_test_balanced_accuracy">
            <text:p>mean_test_balanced_accuracy</text:p>
          </table:table-cell>
          <table:table-cell table:style-name="pd1" office:value-type="string" office:string-value="std_test_balanced_accuracy">
            <text:p>std_test_balanced_accuracy</text:p>
          </table:table-cell>
          <table:table-cell table:style-name="pd1" office:value-type="string" office:string-value="rank_test_balanced_accuracy">
            <text:p>rank_test_balanced_accuracy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.007750695606227964">
            <text:p>0.007750695606227964</text:p>
          </table:table-cell>
          <table:table-cell office:value-type="float" office:value="0.0009377172118952235">
            <text:p>0.0009377172118952235</text:p>
          </table:table-cell>
          <table:table-cell office:value-type="float" office:value="0.001347689432857026">
            <text:p>0.001347689432857026</text:p>
          </table:table-cell>
          <table:table-cell office:value-type="float" office:value="0.00053751684615149">
            <text:p>0.00053751684615149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5">
            <text:p>0.5</text:p>
          </table:table-cell>
          <table:table-cell office:value-type="float" office:value="0.9166666666666666">
            <text:p>0.9166666666666666</text:p>
          </table:table-cell>
          <table:table-cell office:value-type="float" office:value="0.9166666666666666">
            <text:p>0.9166666666666666</text:p>
          </table:table-cell>
          <table:table-cell office:value-type="float" office:value="0.9166666666666666">
            <text:p>0.9166666666666666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4">
            <text:p>0.8333333333333334</text:p>
          </table:table-cell>
          <table:table-cell office:value-type="float" office:value="0.8833333333333334">
            <text:p>0.8833333333333334</text:p>
          </table:table-cell>
          <table:table-cell office:value-type="float" office:value="0.04082482904638626">
            <text:p>0.0408248290463862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9166666666666667">
            <text:p>0.9166666666666667</text:p>
          </table:table-cell>
          <table:table-cell office:value-type="float" office:value="0.9166666666666667">
            <text:p>0.9166666666666667</text:p>
          </table:table-cell>
          <table:table-cell office:value-type="float" office:value="0.9166666666666667">
            <text:p>0.9166666666666667</text:p>
          </table:table-cell>
          <table:table-cell office:value-type="float" office:value="0.8333333333333333">
            <text:p>0.8333333333333333</text:p>
          </table:table-cell>
          <table:table-cell office:value-type="float" office:value="0.8">
            <text:p>0.8</text:p>
          </table:table-cell>
          <table:table-cell office:value-type="float" office:value="0.8766666666666666">
            <text:p>0.8766666666666666</text:p>
          </table:table-cell>
          <table:table-cell office:value-type="float" office:value="0.05011098792790973">
            <text:p>0.05011098792790973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.008053434616886079">
            <text:p>0.008053434616886079</text:p>
          </table:table-cell>
          <table:table-cell office:value-type="float" office:value="0.0003619500547559647">
            <text:p>0.0003619500547559647</text:p>
          </table:table-cell>
          <table:table-cell office:value-type="float" office:value="0.001229523258128514">
            <text:p>0.001229523258128514</text:p>
          </table:table-cell>
          <table:table-cell office:value-type="float" office:value="0.00040888761567971324">
            <text:p>0.00040888761567971324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35000000000000003">
            <text:p>0.35000000000000003</text:p>
          </table:table-cell>
          <table:table-cell office:value-type="float" office:value="0.9166666666666666">
            <text:p>0.9166666666666666</text:p>
          </table:table-cell>
          <table:table-cell office:value-type="float" office:value="1.0">
            <text:p>1.0</text:p>
          </table:table-cell>
          <table:table-cell office:value-type="float" office:value="0.9166666666666666">
            <text:p>0.9166666666666666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833333333333332">
            <text:p>0.8833333333333332</text:p>
          </table:table-cell>
          <table:table-cell office:value-type="float" office:value="0.08498365855987973">
            <text:p>0.08498365855987973</text:p>
          </table:table-cell>
          <table:table-cell office:value-type="float" office:value="2">
            <text:p>2</text:p>
          </table:table-cell>
          <table:table-cell office:value-type="float" office:value="0.35000000000000003">
            <text:p>0.35000000000000003</text:p>
          </table:table-cell>
          <table:table-cell office:value-type="float" office:value="0.9166666666666667">
            <text:p>0.9166666666666667</text:p>
          </table:table-cell>
          <table:table-cell office:value-type="float" office:value="1.0">
            <text:p>1.0</text:p>
          </table:table-cell>
          <table:table-cell office:value-type="float" office:value="0.9166666666666667">
            <text:p>0.9166666666666667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766666666666667">
            <text:p>0.8766666666666667</text:p>
          </table:table-cell>
          <table:table-cell office:value-type="float" office:value="0.08981462390204988">
            <text:p>0.08981462390204988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.009136185410898178">
            <text:p>0.009136185410898178</text:p>
          </table:table-cell>
          <table:table-cell office:value-type="float" office:value="0.0008588281637732809">
            <text:p>0.0008588281637732809</text:p>
          </table:table-cell>
          <table:table-cell office:value-type="float" office:value="0.0011762313783124443">
            <text:p>0.0011762313783124443</text:p>
          </table:table-cell>
          <table:table-cell office:value-type="float" office:value="0.0003940100493982912">
            <text:p>0.0003940100493982912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30000000000000004">
            <text:p>0.30000000000000004</text:p>
          </table:table-cell>
          <table:table-cell office:value-type="float" office:value="0.9166666666666666">
            <text:p>0.9166666666666666</text:p>
          </table:table-cell>
          <table:table-cell office:value-type="float" office:value="1.0">
            <text:p>1.0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666666666666666">
            <text:p>0.8666666666666666</text:p>
          </table:table-cell>
          <table:table-cell office:value-type="float" office:value="0.08498365855987974">
            <text:p>0.08498365855987974</text:p>
          </table:table-cell>
          <table:table-cell office:value-type="float" office:value="3">
            <text:p>3</text:p>
          </table:table-cell>
          <table:table-cell office:value-type="float" office:value="0.30000000000000004">
            <text:p>0.30000000000000004</text:p>
          </table:table-cell>
          <table:table-cell office:value-type="float" office:value="0.9166666666666667">
            <text:p>0.9166666666666667</text:p>
          </table:table-cell>
          <table:table-cell office:value-type="float" office:value="1.0">
            <text:p>1.0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6">
            <text:p>0.86</text:p>
          </table:table-cell>
          <table:table-cell office:value-type="float" office:value="0.08856886837057615">
            <text:p>0.08856886837057615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.011224440997466445">
            <text:p>0.011224440997466445</text:p>
          </table:table-cell>
          <table:table-cell office:value-type="float" office:value="0.0013954825742348437">
            <text:p>0.0013954825742348437</text:p>
          </table:table-cell>
          <table:table-cell office:value-type="float" office:value="0.0012033078622715992">
            <text:p>0.0012033078622715992</text:p>
          </table:table-cell>
          <table:table-cell office:value-type="float" office:value="0.0004020462070475244">
            <text:p>0.0004020462070475244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1">
            <text:p>0.1</text:p>
          </table:table-cell>
          <table:table-cell office:value-type="float" office:value="0.8333333333333334">
            <text:p>0.8333333333333334</text:p>
          </table:table-cell>
          <table:table-cell office:value-type="float" office:value="1.0">
            <text:p>1.0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5">
            <text:p>0.85</text:p>
          </table:table-cell>
          <table:table-cell office:value-type="float" office:value="0.0816496580927726">
            <text:p>0.0816496580927726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office:value-type="float" office:value="0.8333333333333334">
            <text:p>0.8333333333333334</text:p>
          </table:table-cell>
          <table:table-cell office:value-type="float" office:value="1.0">
            <text:p>1.0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433333333333334">
            <text:p>0.8433333333333334</text:p>
          </table:table-cell>
          <table:table-cell office:value-type="float" office:value="0.08406346808612326">
            <text:p>0.08406346808612326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.013219515210948884">
            <text:p>0.013219515210948884</text:p>
          </table:table-cell>
          <table:table-cell office:value-type="float" office:value="0.003198437481817233">
            <text:p>0.003198437481817233</text:p>
          </table:table-cell>
          <table:table-cell office:value-type="float" office:value="0.0012233073604182296">
            <text:p>0.0012233073604182296</text:p>
          </table:table-cell>
          <table:table-cell office:value-type="float" office:value="0.0004131869812840026">
            <text:p>0.0004131869812840026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25">
            <text:p>0.25</text:p>
          </table:table-cell>
          <table:table-cell office:value-type="float" office:value="0.8333333333333334">
            <text:p>0.8333333333333334</text:p>
          </table:table-cell>
          <table:table-cell office:value-type="float" office:value="0.9166666666666666">
            <text:p>0.9166666666666666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166666666666667">
            <text:p>0.8166666666666667</text:p>
          </table:table-cell>
          <table:table-cell office:value-type="float" office:value="0.062360956446232345">
            <text:p>0.062360956446232345</text:p>
          </table:table-cell>
          <table:table-cell office:value-type="float" office:value="5">
            <text:p>5</text:p>
          </table:table-cell>
          <table:table-cell office:value-type="float" office:value="0.25">
            <text:p>0.25</text:p>
          </table:table-cell>
          <table:table-cell office:value-type="float" office:value="0.8333333333333334">
            <text:p>0.8333333333333334</text:p>
          </table:table-cell>
          <table:table-cell office:value-type="float" office:value="0.9166666666666667">
            <text:p>0.9166666666666667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099999999999999">
            <text:p>0.8099999999999999</text:p>
          </table:table-cell>
          <table:table-cell office:value-type="float" office:value="0.06200358412579427">
            <text:p>0.06200358412579427</text:p>
          </table:table-cell>
          <table:table-cell office:value-type="float" office:value="5">
            <text:p>5</text:p>
          </table:table-cell>
        </table:table-row>
      </table:table>
      <table:table table:name="gstcv_dask_refit_balanced_accuracy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best_threshold_accuracy">
            <text:p>best_threshold_accuracy</text:p>
          </table:table-cell>
          <table:table-cell table:style-name="pd1" office:value-type="string" office:string-value="split0_test_accuracy">
            <text:p>split0_test_accuracy</text:p>
          </table:table-cell>
          <table:table-cell table:style-name="pd1" office:value-type="string" office:string-value="split1_test_accuracy">
            <text:p>split1_test_accuracy</text:p>
          </table:table-cell>
          <table:table-cell table:style-name="pd1" office:value-type="string" office:string-value="split2_test_accuracy">
            <text:p>split2_test_accuracy</text:p>
          </table:table-cell>
          <table:table-cell table:style-name="pd1" office:value-type="string" office:string-value="split3_test_accuracy">
            <text:p>split3_test_accuracy</text:p>
          </table:table-cell>
          <table:table-cell table:style-name="pd1" office:value-type="string" office:string-value="split4_test_accuracy">
            <text:p>split4_test_accuracy</text:p>
          </table:table-cell>
          <table:table-cell table:style-name="pd1" office:value-type="string" office:string-value="mean_test_accuracy">
            <text:p>mean_test_accuracy</text:p>
          </table:table-cell>
          <table:table-cell table:style-name="pd1" office:value-type="string" office:string-value="std_test_accuracy">
            <text:p>std_test_accuracy</text:p>
          </table:table-cell>
          <table:table-cell table:style-name="pd1" office:value-type="string" office:string-value="rank_test_accuracy">
            <text:p>rank_test_accuracy</text:p>
          </table:table-cell>
          <table:table-cell table:style-name="pd1" office:value-type="string" office:string-value="best_threshold_balanced_accuracy">
            <text:p>best_threshold_balanced_accuracy</text:p>
          </table:table-cell>
          <table:table-cell table:style-name="pd1" office:value-type="string" office:string-value="split0_test_balanced_accuracy">
            <text:p>split0_test_balanced_accuracy</text:p>
          </table:table-cell>
          <table:table-cell table:style-name="pd1" office:value-type="string" office:string-value="split1_test_balanced_accuracy">
            <text:p>split1_test_balanced_accuracy</text:p>
          </table:table-cell>
          <table:table-cell table:style-name="pd1" office:value-type="string" office:string-value="split2_test_balanced_accuracy">
            <text:p>split2_test_balanced_accuracy</text:p>
          </table:table-cell>
          <table:table-cell table:style-name="pd1" office:value-type="string" office:string-value="split3_test_balanced_accuracy">
            <text:p>split3_test_balanced_accuracy</text:p>
          </table:table-cell>
          <table:table-cell table:style-name="pd1" office:value-type="string" office:string-value="split4_test_balanced_accuracy">
            <text:p>split4_test_balanced_accuracy</text:p>
          </table:table-cell>
          <table:table-cell table:style-name="pd1" office:value-type="string" office:string-value="mean_test_balanced_accuracy">
            <text:p>mean_test_balanced_accuracy</text:p>
          </table:table-cell>
          <table:table-cell table:style-name="pd1" office:value-type="string" office:string-value="std_test_balanced_accuracy">
            <text:p>std_test_balanced_accuracy</text:p>
          </table:table-cell>
          <table:table-cell table:style-name="pd1" office:value-type="string" office:string-value="rank_test_balanced_accuracy">
            <text:p>rank_test_balanced_accuracy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2.8158259400050154">
            <text:p>2.8158259400050154</text:p>
          </table:table-cell>
          <table:table-cell office:value-type="float" office:value="0.24173289508812143">
            <text:p>0.24173289508812143</text:p>
          </table:table-cell>
          <table:table-cell office:value-type="float" office:value="0.2974727437496074">
            <text:p>0.2974727437496074</text:p>
          </table:table-cell>
          <table:table-cell office:value-type="float" office:value="0.06756650269718302">
            <text:p>0.06756650269718302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5">
            <text:p>0.5</text:p>
          </table:table-cell>
          <table:table-cell office:value-type="float" office:value="0.9285714285714286">
            <text:p>0.9285714285714286</text:p>
          </table:table-cell>
          <table:table-cell office:value-type="float" office:value="0.7857142857142857">
            <text:p>0.7857142857142857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8043956043956044">
            <text:p>0.8043956043956044</text:p>
          </table:table-cell>
          <table:table-cell office:value-type="float" office:value="0.06241526075236451">
            <text:p>0.06241526075236451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7708333333333333">
            <text:p>0.7708333333333333</text:p>
          </table:table-cell>
          <table:table-cell office:value-type="float" office:value="0.85">
            <text:p>0.85</text:p>
          </table:table-cell>
          <table:table-cell office:value-type="float" office:value="0.7857142857142857">
            <text:p>0.7857142857142857</text:p>
          </table:table-cell>
          <table:table-cell office:value-type="float" office:value="0.7738095238095238">
            <text:p>0.7738095238095238</text:p>
          </table:table-cell>
          <table:table-cell office:value-type="float" office:value="0.8160714285714287">
            <text:p>0.8160714285714287</text:p>
          </table:table-cell>
          <table:table-cell office:value-type="float" office:value="0.050890594491612616">
            <text:p>0.050890594491612616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3.987760291597806">
            <text:p>3.987760291597806</text:p>
          </table:table-cell>
          <table:table-cell office:value-type="float" office:value="0.41813977325802487">
            <text:p>0.41813977325802487</text:p>
          </table:table-cell>
          <table:table-cell office:value-type="float" office:value="0.30091740236523384">
            <text:p>0.30091740236523384</text:p>
          </table:table-cell>
          <table:table-cell office:value-type="float" office:value="0.05906149221187255">
            <text:p>0.05906149221187255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55">
            <text:p>0.55</text:p>
          </table:table-cell>
          <table:table-cell office:value-type="float" office:value="1.0">
            <text:p>1.0</text:p>
          </table:table-cell>
          <table:table-cell office:value-type="float" office:value="0.7857142857142857">
            <text:p>0.7857142857142857</text:p>
          </table:table-cell>
          <table:table-cell office:value-type="float" office:value="0.8461538461538461">
            <text:p>0.8461538461538461</text:p>
          </table:table-cell>
          <table:table-cell office:value-type="float" office:value="0.7692307692307693">
            <text:p>0.7692307692307693</text:p>
          </table:table-cell>
          <table:table-cell office:value-type="float" office:value="0.8461538461538461">
            <text:p>0.8461538461538461</text:p>
          </table:table-cell>
          <table:table-cell office:value-type="float" office:value="0.8494505494505494">
            <text:p>0.8494505494505494</text:p>
          </table:table-cell>
          <table:table-cell office:value-type="float" office:value="0.08146704612242038">
            <text:p>0.08146704612242038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0">
            <text:p>1.0</text:p>
          </table:table-cell>
          <table:table-cell office:value-type="float" office:value="0.7708333333333333">
            <text:p>0.7708333333333333</text:p>
          </table:table-cell>
          <table:table-cell office:value-type="float" office:value="0.9">
            <text:p>0.9</text:p>
          </table:table-cell>
          <table:table-cell office:value-type="float" office:value="0.7738095238095238">
            <text:p>0.7738095238095238</text:p>
          </table:table-cell>
          <table:table-cell office:value-type="float" office:value="0.8571428571428572">
            <text:p>0.8571428571428572</text:p>
          </table:table-cell>
          <table:table-cell office:value-type="float" office:value="0.8603571428571428">
            <text:p>0.8603571428571428</text:p>
          </table:table-cell>
          <table:table-cell office:value-type="float" office:value="0.08554182385311829">
            <text:p>0.08554182385311829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4.9858604887966065">
            <text:p>4.9858604887966065</text:p>
          </table:table-cell>
          <table:table-cell office:value-type="float" office:value="0.31022521886455373">
            <text:p>0.31022521886455373</text:p>
          </table:table-cell>
          <table:table-cell office:value-type="float" office:value="0.2813035259167442">
            <text:p>0.2813035259167442</text:p>
          </table:table-cell>
          <table:table-cell office:value-type="float" office:value="0.06877876245314397">
            <text:p>0.06877876245314397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25">
            <text:p>0.25</text:p>
          </table:table-cell>
          <table:table-cell office:value-type="float" office:value="0.9285714285714286">
            <text:p>0.9285714285714286</text:p>
          </table:table-cell>
          <table:table-cell office:value-type="float" office:value="0.7142857142857143">
            <text:p>0.7142857142857143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9230769230769231">
            <text:p>0.9230769230769231</text:p>
          </table:table-cell>
          <table:table-cell office:value-type="float" office:value="0.8208791208791208">
            <text:p>0.8208791208791208</text:p>
          </table:table-cell>
          <table:table-cell office:value-type="float" office:value="0.08802190942637708">
            <text:p>0.0880219094263770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float" office:value="0.6875">
            <text:p>0.6875</text:p>
          </table:table-cell>
          <table:table-cell office:value-type="float" office:value="0.85">
            <text:p>0.85</text:p>
          </table:table-cell>
          <table:table-cell office:value-type="float" office:value="0.7857142857142857">
            <text:p>0.7857142857142857</text:p>
          </table:table-cell>
          <table:table-cell office:value-type="float" office:value="0.9166666666666667">
            <text:p>0.9166666666666667</text:p>
          </table:table-cell>
          <table:table-cell office:value-type="float" office:value="0.8279761904761905">
            <text:p>0.8279761904761905</text:p>
          </table:table-cell>
          <table:table-cell office:value-type="float" office:value="0.08373542449401417">
            <text:p>0.08373542449401417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7.945990968227852">
            <text:p>7.945990968227852</text:p>
          </table:table-cell>
          <table:table-cell office:value-type="float" office:value="0.6724451382754613">
            <text:p>0.6724451382754613</text:p>
          </table:table-cell>
          <table:table-cell office:value-type="float" office:value="0.2813980276169743">
            <text:p>0.2813980276169743</text:p>
          </table:table-cell>
          <table:table-cell office:value-type="float" office:value="0.0695506869033825">
            <text:p>0.0695506869033825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1">
            <text:p>0.1</text:p>
          </table:table-cell>
          <table:table-cell office:value-type="float" office:value="0.9285714285714286">
            <text:p>0.9285714285714286</text:p>
          </table:table-cell>
          <table:table-cell office:value-type="float" office:value="0.7142857142857143">
            <text:p>0.7142857142857143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9230769230769231">
            <text:p>0.9230769230769231</text:p>
          </table:table-cell>
          <table:table-cell office:value-type="float" office:value="0.8208791208791208">
            <text:p>0.8208791208791208</text:p>
          </table:table-cell>
          <table:table-cell office:value-type="float" office:value="0.08802190942637708">
            <text:p>0.08802190942637708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6875">
            <text:p>0.6875</text:p>
          </table:table-cell>
          <table:table-cell office:value-type="float" office:value="0.85">
            <text:p>0.85</text:p>
          </table:table-cell>
          <table:table-cell office:value-type="float" office:value="0.7857142857142857">
            <text:p>0.7857142857142857</text:p>
          </table:table-cell>
          <table:table-cell office:value-type="float" office:value="0.9166666666666667">
            <text:p>0.9166666666666667</text:p>
          </table:table-cell>
          <table:table-cell office:value-type="float" office:value="0.8279761904761905">
            <text:p>0.8279761904761905</text:p>
          </table:table-cell>
          <table:table-cell office:value-type="float" office:value="0.08373542449401417">
            <text:p>0.08373542449401417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9.4458450163831">
            <text:p>9.4458450163831</text:p>
          </table:table-cell>
          <table:table-cell office:value-type="float" office:value="0.9802202176937624">
            <text:p>0.9802202176937624</text:p>
          </table:table-cell>
          <table:table-cell office:value-type="float" office:value="0.2783837236694082">
            <text:p>0.2783837236694082</text:p>
          </table:table-cell>
          <table:table-cell office:value-type="float" office:value="0.06442924672658466">
            <text:p>0.06442924672658466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05">
            <text:p>0.05</text:p>
          </table:table-cell>
          <table:table-cell office:value-type="float" office:value="0.9285714285714286">
            <text:p>0.9285714285714286</text:p>
          </table:table-cell>
          <table:table-cell office:value-type="float" office:value="0.7142857142857143">
            <text:p>0.7142857142857143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7901098901098901">
            <text:p>0.7901098901098901</text:p>
          </table:table-cell>
          <table:table-cell office:value-type="float" office:value="0.07242750353091905">
            <text:p>0.07242750353091905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.9">
            <text:p>0.9</text:p>
          </table:table-cell>
          <table:table-cell office:value-type="float" office:value="0.6875">
            <text:p>0.6875</text:p>
          </table:table-cell>
          <table:table-cell office:value-type="float" office:value="0.85">
            <text:p>0.85</text:p>
          </table:table-cell>
          <table:table-cell office:value-type="float" office:value="0.7738095238095238">
            <text:p>0.7738095238095238</text:p>
          </table:table-cell>
          <table:table-cell office:value-type="float" office:value="0.7738095238095238">
            <text:p>0.7738095238095238</text:p>
          </table:table-cell>
          <table:table-cell office:value-type="float" office:value="0.7970238095238095">
            <text:p>0.7970238095238095</text:p>
          </table:table-cell>
          <table:table-cell office:value-type="float" office:value="0.07277890290106738">
            <text:p>0.07277890290106738</text:p>
          </table:table-cell>
          <table:table-cell office:value-type="float" office:value="5">
            <text:p>5</text:p>
          </table:table-cell>
        </table:table-row>
      </table:table>
      <table:table table:name="sklearn_refit_refit_fxn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split0_test_accuracy">
            <text:p>split0_test_accuracy</text:p>
          </table:table-cell>
          <table:table-cell table:style-name="pd1" office:value-type="string" office:string-value="split1_test_accuracy">
            <text:p>split1_test_accuracy</text:p>
          </table:table-cell>
          <table:table-cell table:style-name="pd1" office:value-type="string" office:string-value="split2_test_accuracy">
            <text:p>split2_test_accuracy</text:p>
          </table:table-cell>
          <table:table-cell table:style-name="pd1" office:value-type="string" office:string-value="split3_test_accuracy">
            <text:p>split3_test_accuracy</text:p>
          </table:table-cell>
          <table:table-cell table:style-name="pd1" office:value-type="string" office:string-value="split4_test_accuracy">
            <text:p>split4_test_accuracy</text:p>
          </table:table-cell>
          <table:table-cell table:style-name="pd1" office:value-type="string" office:string-value="mean_test_accuracy">
            <text:p>mean_test_accuracy</text:p>
          </table:table-cell>
          <table:table-cell table:style-name="pd1" office:value-type="string" office:string-value="std_test_accuracy">
            <text:p>std_test_accuracy</text:p>
          </table:table-cell>
          <table:table-cell table:style-name="pd1" office:value-type="string" office:string-value="rank_test_accuracy">
            <text:p>rank_test_accuracy</text:p>
          </table:table-cell>
          <table:table-cell table:style-name="pd1" office:value-type="string" office:string-value="split0_test_balanced_accuracy">
            <text:p>split0_test_balanced_accuracy</text:p>
          </table:table-cell>
          <table:table-cell table:style-name="pd1" office:value-type="string" office:string-value="split1_test_balanced_accuracy">
            <text:p>split1_test_balanced_accuracy</text:p>
          </table:table-cell>
          <table:table-cell table:style-name="pd1" office:value-type="string" office:string-value="split2_test_balanced_accuracy">
            <text:p>split2_test_balanced_accuracy</text:p>
          </table:table-cell>
          <table:table-cell table:style-name="pd1" office:value-type="string" office:string-value="split3_test_balanced_accuracy">
            <text:p>split3_test_balanced_accuracy</text:p>
          </table:table-cell>
          <table:table-cell table:style-name="pd1" office:value-type="string" office:string-value="split4_test_balanced_accuracy">
            <text:p>split4_test_balanced_accuracy</text:p>
          </table:table-cell>
          <table:table-cell table:style-name="pd1" office:value-type="string" office:string-value="mean_test_balanced_accuracy">
            <text:p>mean_test_balanced_accuracy</text:p>
          </table:table-cell>
          <table:table-cell table:style-name="pd1" office:value-type="string" office:string-value="std_test_balanced_accuracy">
            <text:p>std_test_balanced_accuracy</text:p>
          </table:table-cell>
          <table:table-cell table:style-name="pd1" office:value-type="string" office:string-value="rank_test_balanced_accuracy">
            <text:p>rank_test_balanced_accuracy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.011461448669433594">
            <text:p>0.011461448669433594</text:p>
          </table:table-cell>
          <table:table-cell office:value-type="float" office:value="0.0016723099298912205">
            <text:p>0.0016723099298912205</text:p>
          </table:table-cell>
          <table:table-cell office:value-type="float" office:value="0.01544346809387207">
            <text:p>0.01544346809387207</text:p>
          </table:table-cell>
          <table:table-cell office:value-type="float" office:value="0.0022188876661145118">
            <text:p>0.0022188876661145118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9166666666666666">
            <text:p>0.9166666666666666</text:p>
          </table:table-cell>
          <table:table-cell office:value-type="float" office:value="0.9166666666666666">
            <text:p>0.9166666666666666</text:p>
          </table:table-cell>
          <table:table-cell office:value-type="float" office:value="0.9166666666666666">
            <text:p>0.9166666666666666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4">
            <text:p>0.8333333333333334</text:p>
          </table:table-cell>
          <table:table-cell office:value-type="float" office:value="0.8833333333333334">
            <text:p>0.8833333333333334</text:p>
          </table:table-cell>
          <table:table-cell office:value-type="float" office:value="0.04082482904638626">
            <text:p>0.04082482904638626</text:p>
          </table:table-cell>
          <table:table-cell office:value-type="float" office:value="1">
            <text:p>1</text:p>
          </table:table-cell>
          <table:table-cell office:value-type="float" office:value="0.9166666666666667">
            <text:p>0.9166666666666667</text:p>
          </table:table-cell>
          <table:table-cell office:value-type="float" office:value="0.9166666666666667">
            <text:p>0.9166666666666667</text:p>
          </table:table-cell>
          <table:table-cell office:value-type="float" office:value="0.9166666666666667">
            <text:p>0.9166666666666667</text:p>
          </table:table-cell>
          <table:table-cell office:value-type="float" office:value="0.8333333333333333">
            <text:p>0.8333333333333333</text:p>
          </table:table-cell>
          <table:table-cell office:value-type="float" office:value="0.8">
            <text:p>0.8</text:p>
          </table:table-cell>
          <table:table-cell office:value-type="float" office:value="0.8766666666666666">
            <text:p>0.8766666666666666</text:p>
          </table:table-cell>
          <table:table-cell office:value-type="float" office:value="0.05011098792790973">
            <text:p>0.05011098792790973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.012930727005004883">
            <text:p>0.012930727005004883</text:p>
          </table:table-cell>
          <table:table-cell office:value-type="float" office:value="0.002714135141578701">
            <text:p>0.002714135141578701</text:p>
          </table:table-cell>
          <table:table-cell office:value-type="float" office:value="0.015327882766723634">
            <text:p>0.015327882766723634</text:p>
          </table:table-cell>
          <table:table-cell office:value-type="float" office:value="0.0023396734318749364">
            <text:p>0.0023396734318749364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9166666666666666">
            <text:p>0.9166666666666666</text:p>
          </table:table-cell>
          <table:table-cell office:value-type="float" office:value="0.9166666666666666">
            <text:p>0.9166666666666666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5">
            <text:p>0.85</text:p>
          </table:table-cell>
          <table:table-cell office:value-type="float" office:value="0.062360956446232345">
            <text:p>0.062360956446232345</text:p>
          </table:table-cell>
          <table:table-cell office:value-type="float" office:value="2">
            <text:p>2</text:p>
          </table:table-cell>
          <table:table-cell office:value-type="float" office:value="0.9166666666666667">
            <text:p>0.9166666666666667</text:p>
          </table:table-cell>
          <table:table-cell office:value-type="float" office:value="0.9166666666666667">
            <text:p>0.9166666666666667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433333333333334">
            <text:p>0.8433333333333334</text:p>
          </table:table-cell>
          <table:table-cell office:value-type="float" office:value="0.06548960901462836">
            <text:p>0.06548960901462836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.011829853057861328">
            <text:p>0.011829853057861328</text:p>
          </table:table-cell>
          <table:table-cell office:value-type="float" office:value="0.0007172046653128149">
            <text:p>0.0007172046653128149</text:p>
          </table:table-cell>
          <table:table-cell office:value-type="float" office:value="0.014429903030395508">
            <text:p>0.014429903030395508</text:p>
          </table:table-cell>
          <table:table-cell office:value-type="float" office:value="0.002122911163174258">
            <text:p>0.002122911163174258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4">
            <text:p>0.8333333333333334</text:p>
          </table:table-cell>
          <table:table-cell office:value-type="float" office:value="0.8166666666666668">
            <text:p>0.8166666666666668</text:p>
          </table:table-cell>
          <table:table-cell office:value-type="float" office:value="0.03333333333333335">
            <text:p>0.03333333333333335</text:p>
          </table:table-cell>
          <table:table-cell office:value-type="float" office:value="3">
            <text:p>3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3">
            <text:p>0.8333333333333333</text:p>
          </table:table-cell>
          <table:table-cell office:value-type="float" office:value="0.75">
            <text:p>0.75</text:p>
          </table:table-cell>
          <table:table-cell office:value-type="float" office:value="0.8333333333333333">
            <text:p>0.8333333333333333</text:p>
          </table:table-cell>
          <table:table-cell office:value-type="float" office:value="0.8">
            <text:p>0.8</text:p>
          </table:table-cell>
          <table:table-cell office:value-type="float" office:value="0.8099999999999999">
            <text:p>0.8099999999999999</text:p>
          </table:table-cell>
          <table:table-cell office:value-type="float" office:value="0.032659863237109024">
            <text:p>0.032659863237109024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.015625">
            <text:p>0.015625</text:p>
          </table:table-cell>
          <table:table-cell office:value-type="float" office:value="0.003117627369691089">
            <text:p>0.003117627369691089</text:p>
          </table:table-cell>
          <table:table-cell office:value-type="float" office:value="0.013383769989013672">
            <text:p>0.013383769989013672</text:p>
          </table:table-cell>
          <table:table-cell office:value-type="float" office:value="0.0012375951023999839">
            <text:p>0.0012375951023999839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">
            <text:p>0.8</text:p>
          </table:table-cell>
          <table:table-cell office:value-type="float" office:value="0.04082482904638632">
            <text:p>0.04082482904638632</text:p>
          </table:table-cell>
          <table:table-cell office:value-type="float" office:value="4">
            <text:p>4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3">
            <text:p>0.8333333333333333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285714285714285">
            <text:p>0.8285714285714285</text:p>
          </table:table-cell>
          <table:table-cell office:value-type="float" office:value="0.799047619047619">
            <text:p>0.799047619047619</text:p>
          </table:table-cell>
          <table:table-cell office:value-type="float" office:value="0.04008494382044753">
            <text:p>0.04008494382044753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.017426204681396485">
            <text:p>0.017426204681396485</text:p>
          </table:table-cell>
          <table:table-cell office:value-type="float" office:value="0.0027604189963376206">
            <text:p>0.0027604189963376206</text:p>
          </table:table-cell>
          <table:table-cell office:value-type="float" office:value="0.013672256469726562">
            <text:p>0.013672256469726562</text:p>
          </table:table-cell>
          <table:table-cell office:value-type="float" office:value="0.0009991374439487638">
            <text:p>0.0009991374439487638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7833333333333334">
            <text:p>0.7833333333333334</text:p>
          </table:table-cell>
          <table:table-cell office:value-type="float" office:value="0.04082482904638632">
            <text:p>0.04082482904638632</text:p>
          </table:table-cell>
          <table:table-cell office:value-type="float" office:value="5">
            <text:p>5</text:p>
          </table:table-cell>
          <table:table-cell office:value-type="float" office:value="0.75">
            <text:p>0.75</text:p>
          </table:table-cell>
          <table:table-cell office:value-type="float" office:value="0.8333333333333333">
            <text:p>0.8333333333333333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285714285714285">
            <text:p>0.8285714285714285</text:p>
          </table:table-cell>
          <table:table-cell office:value-type="float" office:value="0.7823809523809523">
            <text:p>0.7823809523809523</text:p>
          </table:table-cell>
          <table:table-cell office:value-type="float" office:value="0.039686983878123076">
            <text:p>0.039686983878123076</text:p>
          </table:table-cell>
          <table:table-cell office:value-type="float" office:value="5">
            <text:p>5</text:p>
          </table:table-cell>
        </table:table-row>
      </table:table>
      <table:table table:name="dask_refit_refit_fxn_post_fit">
        <table:table-row>
          <table:table-cell/>
          <table:table-cell table:style-name="pd1" office:value-type="string" office:string-value="dask cannot take callable for refit">
            <text:p>dask cannot take callable for refit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sklearn_refit_refit_fxn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best_threshold_accuracy">
            <text:p>best_threshold_accuracy</text:p>
          </table:table-cell>
          <table:table-cell table:style-name="pd1" office:value-type="string" office:string-value="split0_test_accuracy">
            <text:p>split0_test_accuracy</text:p>
          </table:table-cell>
          <table:table-cell table:style-name="pd1" office:value-type="string" office:string-value="split1_test_accuracy">
            <text:p>split1_test_accuracy</text:p>
          </table:table-cell>
          <table:table-cell table:style-name="pd1" office:value-type="string" office:string-value="split2_test_accuracy">
            <text:p>split2_test_accuracy</text:p>
          </table:table-cell>
          <table:table-cell table:style-name="pd1" office:value-type="string" office:string-value="split3_test_accuracy">
            <text:p>split3_test_accuracy</text:p>
          </table:table-cell>
          <table:table-cell table:style-name="pd1" office:value-type="string" office:string-value="split4_test_accuracy">
            <text:p>split4_test_accuracy</text:p>
          </table:table-cell>
          <table:table-cell table:style-name="pd1" office:value-type="string" office:string-value="mean_test_accuracy">
            <text:p>mean_test_accuracy</text:p>
          </table:table-cell>
          <table:table-cell table:style-name="pd1" office:value-type="string" office:string-value="std_test_accuracy">
            <text:p>std_test_accuracy</text:p>
          </table:table-cell>
          <table:table-cell table:style-name="pd1" office:value-type="string" office:string-value="rank_test_accuracy">
            <text:p>rank_test_accuracy</text:p>
          </table:table-cell>
          <table:table-cell table:style-name="pd1" office:value-type="string" office:string-value="best_threshold_balanced_accuracy">
            <text:p>best_threshold_balanced_accuracy</text:p>
          </table:table-cell>
          <table:table-cell table:style-name="pd1" office:value-type="string" office:string-value="split0_test_balanced_accuracy">
            <text:p>split0_test_balanced_accuracy</text:p>
          </table:table-cell>
          <table:table-cell table:style-name="pd1" office:value-type="string" office:string-value="split1_test_balanced_accuracy">
            <text:p>split1_test_balanced_accuracy</text:p>
          </table:table-cell>
          <table:table-cell table:style-name="pd1" office:value-type="string" office:string-value="split2_test_balanced_accuracy">
            <text:p>split2_test_balanced_accuracy</text:p>
          </table:table-cell>
          <table:table-cell table:style-name="pd1" office:value-type="string" office:string-value="split3_test_balanced_accuracy">
            <text:p>split3_test_balanced_accuracy</text:p>
          </table:table-cell>
          <table:table-cell table:style-name="pd1" office:value-type="string" office:string-value="split4_test_balanced_accuracy">
            <text:p>split4_test_balanced_accuracy</text:p>
          </table:table-cell>
          <table:table-cell table:style-name="pd1" office:value-type="string" office:string-value="mean_test_balanced_accuracy">
            <text:p>mean_test_balanced_accuracy</text:p>
          </table:table-cell>
          <table:table-cell table:style-name="pd1" office:value-type="string" office:string-value="std_test_balanced_accuracy">
            <text:p>std_test_balanced_accuracy</text:p>
          </table:table-cell>
          <table:table-cell table:style-name="pd1" office:value-type="string" office:string-value="rank_test_balanced_accuracy">
            <text:p>rank_test_balanced_accuracy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.0075775704113766554">
            <text:p>0.0075775704113766554</text:p>
          </table:table-cell>
          <table:table-cell office:value-type="float" office:value="0.0005211049715721044">
            <text:p>0.0005211049715721044</text:p>
          </table:table-cell>
          <table:table-cell office:value-type="float" office:value="0.0013417025354491281">
            <text:p>0.0013417025354491281</text:p>
          </table:table-cell>
          <table:table-cell office:value-type="float" office:value="0.0005164143774637296">
            <text:p>0.0005164143774637296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5">
            <text:p>0.5</text:p>
          </table:table-cell>
          <table:table-cell office:value-type="float" office:value="0.9166666666666666">
            <text:p>0.9166666666666666</text:p>
          </table:table-cell>
          <table:table-cell office:value-type="float" office:value="0.9166666666666666">
            <text:p>0.9166666666666666</text:p>
          </table:table-cell>
          <table:table-cell office:value-type="float" office:value="0.9166666666666666">
            <text:p>0.9166666666666666</text:p>
          </table:table-cell>
          <table:table-cell office:value-type="float" office:value="0.8333333333333334">
            <text:p>0.8333333333333334</text:p>
          </table:table-cell>
          <table:table-cell office:value-type="float" office:value="0.8333333333333334">
            <text:p>0.8333333333333334</text:p>
          </table:table-cell>
          <table:table-cell office:value-type="float" office:value="0.8833333333333334">
            <text:p>0.8833333333333334</text:p>
          </table:table-cell>
          <table:table-cell office:value-type="float" office:value="0.04082482904638626">
            <text:p>0.0408248290463862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9166666666666667">
            <text:p>0.9166666666666667</text:p>
          </table:table-cell>
          <table:table-cell office:value-type="float" office:value="0.9166666666666667">
            <text:p>0.9166666666666667</text:p>
          </table:table-cell>
          <table:table-cell office:value-type="float" office:value="0.9166666666666667">
            <text:p>0.9166666666666667</text:p>
          </table:table-cell>
          <table:table-cell office:value-type="float" office:value="0.8333333333333333">
            <text:p>0.8333333333333333</text:p>
          </table:table-cell>
          <table:table-cell office:value-type="float" office:value="0.8">
            <text:p>0.8</text:p>
          </table:table-cell>
          <table:table-cell office:value-type="float" office:value="0.8766666666666666">
            <text:p>0.8766666666666666</text:p>
          </table:table-cell>
          <table:table-cell office:value-type="float" office:value="0.05011098792790973">
            <text:p>0.05011098792790973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.008236599201336504">
            <text:p>0.008236599201336504</text:p>
          </table:table-cell>
          <table:table-cell office:value-type="float" office:value="0.000504257916549292">
            <text:p>0.000504257916549292</text:p>
          </table:table-cell>
          <table:table-cell office:value-type="float" office:value="0.0012868937432012034">
            <text:p>0.0012868937432012034</text:p>
          </table:table-cell>
          <table:table-cell office:value-type="float" office:value="0.0004888152160561941">
            <text:p>0.0004888152160561941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35000000000000003">
            <text:p>0.35000000000000003</text:p>
          </table:table-cell>
          <table:table-cell office:value-type="float" office:value="0.9166666666666666">
            <text:p>0.9166666666666666</text:p>
          </table:table-cell>
          <table:table-cell office:value-type="float" office:value="1.0">
            <text:p>1.0</text:p>
          </table:table-cell>
          <table:table-cell office:value-type="float" office:value="0.9166666666666666">
            <text:p>0.9166666666666666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833333333333332">
            <text:p>0.8833333333333332</text:p>
          </table:table-cell>
          <table:table-cell office:value-type="float" office:value="0.08498365855987973">
            <text:p>0.08498365855987973</text:p>
          </table:table-cell>
          <table:table-cell office:value-type="float" office:value="2">
            <text:p>2</text:p>
          </table:table-cell>
          <table:table-cell office:value-type="float" office:value="0.35000000000000003">
            <text:p>0.35000000000000003</text:p>
          </table:table-cell>
          <table:table-cell office:value-type="float" office:value="0.9166666666666667">
            <text:p>0.9166666666666667</text:p>
          </table:table-cell>
          <table:table-cell office:value-type="float" office:value="1.0">
            <text:p>1.0</text:p>
          </table:table-cell>
          <table:table-cell office:value-type="float" office:value="0.9166666666666667">
            <text:p>0.9166666666666667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766666666666667">
            <text:p>0.8766666666666667</text:p>
          </table:table-cell>
          <table:table-cell office:value-type="float" office:value="0.08981462390204988">
            <text:p>0.08981462390204988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.010170960822142661">
            <text:p>0.010170960822142661</text:p>
          </table:table-cell>
          <table:table-cell office:value-type="float" office:value="0.0012237037153177053">
            <text:p>0.0012237037153177053</text:p>
          </table:table-cell>
          <table:table-cell office:value-type="float" office:value="0.0013530863368595462">
            <text:p>0.0013530863368595462</text:p>
          </table:table-cell>
          <table:table-cell office:value-type="float" office:value="0.0005111630356129331">
            <text:p>0.0005111630356129331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30000000000000004">
            <text:p>0.30000000000000004</text:p>
          </table:table-cell>
          <table:table-cell office:value-type="float" office:value="0.9166666666666666">
            <text:p>0.9166666666666666</text:p>
          </table:table-cell>
          <table:table-cell office:value-type="float" office:value="1.0">
            <text:p>1.0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666666666666666">
            <text:p>0.8666666666666666</text:p>
          </table:table-cell>
          <table:table-cell office:value-type="float" office:value="0.08498365855987974">
            <text:p>0.08498365855987974</text:p>
          </table:table-cell>
          <table:table-cell office:value-type="float" office:value="3">
            <text:p>3</text:p>
          </table:table-cell>
          <table:table-cell office:value-type="float" office:value="0.30000000000000004">
            <text:p>0.30000000000000004</text:p>
          </table:table-cell>
          <table:table-cell office:value-type="float" office:value="0.9166666666666667">
            <text:p>0.9166666666666667</text:p>
          </table:table-cell>
          <table:table-cell office:value-type="float" office:value="1.0">
            <text:p>1.0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6">
            <text:p>0.86</text:p>
          </table:table-cell>
          <table:table-cell office:value-type="float" office:value="0.08856886837057615">
            <text:p>0.08856886837057615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.011292955605313182">
            <text:p>0.011292955605313182</text:p>
          </table:table-cell>
          <table:table-cell office:value-type="float" office:value="0.0015781750783938019">
            <text:p>0.0015781750783938019</text:p>
          </table:table-cell>
          <table:table-cell office:value-type="float" office:value="0.0012142564206095855">
            <text:p>0.0012142564206095855</text:p>
          </table:table-cell>
          <table:table-cell office:value-type="float" office:value="0.00043162450144685564">
            <text:p>0.00043162450144685564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1">
            <text:p>0.1</text:p>
          </table:table-cell>
          <table:table-cell office:value-type="float" office:value="0.8333333333333334">
            <text:p>0.8333333333333334</text:p>
          </table:table-cell>
          <table:table-cell office:value-type="float" office:value="1.0">
            <text:p>1.0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5">
            <text:p>0.85</text:p>
          </table:table-cell>
          <table:table-cell office:value-type="float" office:value="0.0816496580927726">
            <text:p>0.0816496580927726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office:value-type="float" office:value="0.8333333333333334">
            <text:p>0.8333333333333334</text:p>
          </table:table-cell>
          <table:table-cell office:value-type="float" office:value="1.0">
            <text:p>1.0</text:p>
          </table:table-cell>
          <table:table-cell office:value-type="float" office:value="0.8333333333333334">
            <text:p>0.8333333333333334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433333333333334">
            <text:p>0.8433333333333334</text:p>
          </table:table-cell>
          <table:table-cell office:value-type="float" office:value="0.08406346808612326">
            <text:p>0.08406346808612326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.013736855611205101">
            <text:p>0.013736855611205101</text:p>
          </table:table-cell>
          <table:table-cell office:value-type="float" office:value="0.0036637432311044968">
            <text:p>0.0036637432311044968</text:p>
          </table:table-cell>
          <table:table-cell office:value-type="float" office:value="0.0012264576310934943">
            <text:p>0.0012264576310934943</text:p>
          </table:table-cell>
          <table:table-cell office:value-type="float" office:value="0.00043995402511095476">
            <text:p>0.00043995402511095476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25">
            <text:p>0.25</text:p>
          </table:table-cell>
          <table:table-cell office:value-type="float" office:value="0.8333333333333334">
            <text:p>0.8333333333333334</text:p>
          </table:table-cell>
          <table:table-cell office:value-type="float" office:value="0.9166666666666666">
            <text:p>0.9166666666666666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333333333333334">
            <text:p>0.8333333333333334</text:p>
          </table:table-cell>
          <table:table-cell office:value-type="float" office:value="0.8166666666666667">
            <text:p>0.8166666666666667</text:p>
          </table:table-cell>
          <table:table-cell office:value-type="float" office:value="0.062360956446232345">
            <text:p>0.062360956446232345</text:p>
          </table:table-cell>
          <table:table-cell office:value-type="float" office:value="5">
            <text:p>5</text:p>
          </table:table-cell>
          <table:table-cell office:value-type="float" office:value="0.25">
            <text:p>0.25</text:p>
          </table:table-cell>
          <table:table-cell office:value-type="float" office:value="0.8333333333333334">
            <text:p>0.8333333333333334</text:p>
          </table:table-cell>
          <table:table-cell office:value-type="float" office:value="0.9166666666666667">
            <text:p>0.9166666666666667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099999999999999">
            <text:p>0.8099999999999999</text:p>
          </table:table-cell>
          <table:table-cell office:value-type="float" office:value="0.06200358412579427">
            <text:p>0.06200358412579427</text:p>
          </table:table-cell>
          <table:table-cell office:value-type="float" office:value="5">
            <text:p>5</text:p>
          </table:table-cell>
        </table:table-row>
      </table:table>
      <table:table table:name="gstcv_dask_refit_refit_fxn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best_threshold_accuracy">
            <text:p>best_threshold_accuracy</text:p>
          </table:table-cell>
          <table:table-cell table:style-name="pd1" office:value-type="string" office:string-value="split0_test_accuracy">
            <text:p>split0_test_accuracy</text:p>
          </table:table-cell>
          <table:table-cell table:style-name="pd1" office:value-type="string" office:string-value="split1_test_accuracy">
            <text:p>split1_test_accuracy</text:p>
          </table:table-cell>
          <table:table-cell table:style-name="pd1" office:value-type="string" office:string-value="split2_test_accuracy">
            <text:p>split2_test_accuracy</text:p>
          </table:table-cell>
          <table:table-cell table:style-name="pd1" office:value-type="string" office:string-value="split3_test_accuracy">
            <text:p>split3_test_accuracy</text:p>
          </table:table-cell>
          <table:table-cell table:style-name="pd1" office:value-type="string" office:string-value="split4_test_accuracy">
            <text:p>split4_test_accuracy</text:p>
          </table:table-cell>
          <table:table-cell table:style-name="pd1" office:value-type="string" office:string-value="mean_test_accuracy">
            <text:p>mean_test_accuracy</text:p>
          </table:table-cell>
          <table:table-cell table:style-name="pd1" office:value-type="string" office:string-value="std_test_accuracy">
            <text:p>std_test_accuracy</text:p>
          </table:table-cell>
          <table:table-cell table:style-name="pd1" office:value-type="string" office:string-value="rank_test_accuracy">
            <text:p>rank_test_accuracy</text:p>
          </table:table-cell>
          <table:table-cell table:style-name="pd1" office:value-type="string" office:string-value="best_threshold_balanced_accuracy">
            <text:p>best_threshold_balanced_accuracy</text:p>
          </table:table-cell>
          <table:table-cell table:style-name="pd1" office:value-type="string" office:string-value="split0_test_balanced_accuracy">
            <text:p>split0_test_balanced_accuracy</text:p>
          </table:table-cell>
          <table:table-cell table:style-name="pd1" office:value-type="string" office:string-value="split1_test_balanced_accuracy">
            <text:p>split1_test_balanced_accuracy</text:p>
          </table:table-cell>
          <table:table-cell table:style-name="pd1" office:value-type="string" office:string-value="split2_test_balanced_accuracy">
            <text:p>split2_test_balanced_accuracy</text:p>
          </table:table-cell>
          <table:table-cell table:style-name="pd1" office:value-type="string" office:string-value="split3_test_balanced_accuracy">
            <text:p>split3_test_balanced_accuracy</text:p>
          </table:table-cell>
          <table:table-cell table:style-name="pd1" office:value-type="string" office:string-value="split4_test_balanced_accuracy">
            <text:p>split4_test_balanced_accuracy</text:p>
          </table:table-cell>
          <table:table-cell table:style-name="pd1" office:value-type="string" office:string-value="mean_test_balanced_accuracy">
            <text:p>mean_test_balanced_accuracy</text:p>
          </table:table-cell>
          <table:table-cell table:style-name="pd1" office:value-type="string" office:string-value="std_test_balanced_accuracy">
            <text:p>std_test_balanced_accuracy</text:p>
          </table:table-cell>
          <table:table-cell table:style-name="pd1" office:value-type="string" office:string-value="rank_test_balanced_accuracy">
            <text:p>rank_test_balanced_accuracy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2.889127871801611">
            <text:p>2.889127871801611</text:p>
          </table:table-cell>
          <table:table-cell office:value-type="float" office:value="0.4170200941567598">
            <text:p>0.4170200941567598</text:p>
          </table:table-cell>
          <table:table-cell office:value-type="float" office:value="0.30709380662551017">
            <text:p>0.30709380662551017</text:p>
          </table:table-cell>
          <table:table-cell office:value-type="float" office:value="0.06847834241362648">
            <text:p>0.06847834241362648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5">
            <text:p>0.5</text:p>
          </table:table-cell>
          <table:table-cell office:value-type="float" office:value="0.9285714285714286">
            <text:p>0.9285714285714286</text:p>
          </table:table-cell>
          <table:table-cell office:value-type="float" office:value="0.7857142857142857">
            <text:p>0.7857142857142857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8043956043956044">
            <text:p>0.8043956043956044</text:p>
          </table:table-cell>
          <table:table-cell office:value-type="float" office:value="0.06241526075236451">
            <text:p>0.06241526075236451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7708333333333333">
            <text:p>0.7708333333333333</text:p>
          </table:table-cell>
          <table:table-cell office:value-type="float" office:value="0.85">
            <text:p>0.85</text:p>
          </table:table-cell>
          <table:table-cell office:value-type="float" office:value="0.7857142857142857">
            <text:p>0.7857142857142857</text:p>
          </table:table-cell>
          <table:table-cell office:value-type="float" office:value="0.7738095238095238">
            <text:p>0.7738095238095238</text:p>
          </table:table-cell>
          <table:table-cell office:value-type="float" office:value="0.8160714285714287">
            <text:p>0.8160714285714287</text:p>
          </table:table-cell>
          <table:table-cell office:value-type="float" office:value="0.050890594491612616">
            <text:p>0.050890594491612616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3.889798398804851">
            <text:p>3.889798398804851</text:p>
          </table:table-cell>
          <table:table-cell office:value-type="float" office:value="0.3775403773666377">
            <text:p>0.3775403773666377</text:p>
          </table:table-cell>
          <table:table-cell office:value-type="float" office:value="0.2999972593044818">
            <text:p>0.2999972593044818</text:p>
          </table:table-cell>
          <table:table-cell office:value-type="float" office:value="0.06163297735534527">
            <text:p>0.06163297735534527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55">
            <text:p>0.55</text:p>
          </table:table-cell>
          <table:table-cell office:value-type="float" office:value="1.0">
            <text:p>1.0</text:p>
          </table:table-cell>
          <table:table-cell office:value-type="float" office:value="0.7857142857142857">
            <text:p>0.7857142857142857</text:p>
          </table:table-cell>
          <table:table-cell office:value-type="float" office:value="0.8461538461538461">
            <text:p>0.8461538461538461</text:p>
          </table:table-cell>
          <table:table-cell office:value-type="float" office:value="0.7692307692307693">
            <text:p>0.7692307692307693</text:p>
          </table:table-cell>
          <table:table-cell office:value-type="float" office:value="0.8461538461538461">
            <text:p>0.8461538461538461</text:p>
          </table:table-cell>
          <table:table-cell office:value-type="float" office:value="0.8494505494505494">
            <text:p>0.8494505494505494</text:p>
          </table:table-cell>
          <table:table-cell office:value-type="float" office:value="0.08146704612242038">
            <text:p>0.08146704612242038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0">
            <text:p>1.0</text:p>
          </table:table-cell>
          <table:table-cell office:value-type="float" office:value="0.7708333333333333">
            <text:p>0.7708333333333333</text:p>
          </table:table-cell>
          <table:table-cell office:value-type="float" office:value="0.9">
            <text:p>0.9</text:p>
          </table:table-cell>
          <table:table-cell office:value-type="float" office:value="0.7738095238095238">
            <text:p>0.7738095238095238</text:p>
          </table:table-cell>
          <table:table-cell office:value-type="float" office:value="0.8571428571428572">
            <text:p>0.8571428571428572</text:p>
          </table:table-cell>
          <table:table-cell office:value-type="float" office:value="0.8603571428571428">
            <text:p>0.8603571428571428</text:p>
          </table:table-cell>
          <table:table-cell office:value-type="float" office:value="0.08554182385311829">
            <text:p>0.08554182385311829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5.931762835395057">
            <text:p>5.931762835395057</text:p>
          </table:table-cell>
          <table:table-cell office:value-type="float" office:value="0.4516815094295671">
            <text:p>0.4516815094295671</text:p>
          </table:table-cell>
          <table:table-cell office:value-type="float" office:value="0.2940001463201562">
            <text:p>0.2940001463201562</text:p>
          </table:table-cell>
          <table:table-cell office:value-type="float" office:value="0.060911512935340015">
            <text:p>0.060911512935340015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25">
            <text:p>0.25</text:p>
          </table:table-cell>
          <table:table-cell office:value-type="float" office:value="0.9285714285714286">
            <text:p>0.9285714285714286</text:p>
          </table:table-cell>
          <table:table-cell office:value-type="float" office:value="0.7142857142857143">
            <text:p>0.7142857142857143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9230769230769231">
            <text:p>0.9230769230769231</text:p>
          </table:table-cell>
          <table:table-cell office:value-type="float" office:value="0.8208791208791208">
            <text:p>0.8208791208791208</text:p>
          </table:table-cell>
          <table:table-cell office:value-type="float" office:value="0.08802190942637708">
            <text:p>0.0880219094263770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float" office:value="0.6875">
            <text:p>0.6875</text:p>
          </table:table-cell>
          <table:table-cell office:value-type="float" office:value="0.85">
            <text:p>0.85</text:p>
          </table:table-cell>
          <table:table-cell office:value-type="float" office:value="0.7857142857142857">
            <text:p>0.7857142857142857</text:p>
          </table:table-cell>
          <table:table-cell office:value-type="float" office:value="0.9166666666666667">
            <text:p>0.9166666666666667</text:p>
          </table:table-cell>
          <table:table-cell office:value-type="float" office:value="0.8279761904761905">
            <text:p>0.8279761904761905</text:p>
          </table:table-cell>
          <table:table-cell office:value-type="float" office:value="0.08373542449401417">
            <text:p>0.08373542449401417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7.452441898395773">
            <text:p>7.452441898395773</text:p>
          </table:table-cell>
          <table:table-cell office:value-type="float" office:value="1.1053109891332622">
            <text:p>1.1053109891332622</text:p>
          </table:table-cell>
          <table:table-cell office:value-type="float" office:value="0.24923574910360566">
            <text:p>0.24923574910360566</text:p>
          </table:table-cell>
          <table:table-cell office:value-type="float" office:value="0.05158614444426594">
            <text:p>0.05158614444426594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1">
            <text:p>0.1</text:p>
          </table:table-cell>
          <table:table-cell office:value-type="float" office:value="0.9285714285714286">
            <text:p>0.9285714285714286</text:p>
          </table:table-cell>
          <table:table-cell office:value-type="float" office:value="0.7142857142857143">
            <text:p>0.7142857142857143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9230769230769231">
            <text:p>0.9230769230769231</text:p>
          </table:table-cell>
          <table:table-cell office:value-type="float" office:value="0.8208791208791208">
            <text:p>0.8208791208791208</text:p>
          </table:table-cell>
          <table:table-cell office:value-type="float" office:value="0.08802190942637708">
            <text:p>0.08802190942637708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6875">
            <text:p>0.6875</text:p>
          </table:table-cell>
          <table:table-cell office:value-type="float" office:value="0.85">
            <text:p>0.85</text:p>
          </table:table-cell>
          <table:table-cell office:value-type="float" office:value="0.7857142857142857">
            <text:p>0.7857142857142857</text:p>
          </table:table-cell>
          <table:table-cell office:value-type="float" office:value="0.9166666666666667">
            <text:p>0.9166666666666667</text:p>
          </table:table-cell>
          <table:table-cell office:value-type="float" office:value="0.8279761904761905">
            <text:p>0.8279761904761905</text:p>
          </table:table-cell>
          <table:table-cell office:value-type="float" office:value="0.08373542449401417">
            <text:p>0.08373542449401417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10.23653555760393">
            <text:p>10.23653555760393</text:p>
          </table:table-cell>
          <table:table-cell office:value-type="float" office:value="1.2772488649376927">
            <text:p>1.2772488649376927</text:p>
          </table:table-cell>
          <table:table-cell office:value-type="float" office:value="0.28793227998096316">
            <text:p>0.28793227998096316</text:p>
          </table:table-cell>
          <table:table-cell office:value-type="float" office:value="0.06273864594965496">
            <text:p>0.06273864594965496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05">
            <text:p>0.05</text:p>
          </table:table-cell>
          <table:table-cell office:value-type="float" office:value="0.9285714285714286">
            <text:p>0.9285714285714286</text:p>
          </table:table-cell>
          <table:table-cell office:value-type="float" office:value="0.7142857142857143">
            <text:p>0.7142857142857143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7692307692307693">
            <text:p>0.7692307692307693</text:p>
          </table:table-cell>
          <table:table-cell office:value-type="float" office:value="0.7901098901098901">
            <text:p>0.7901098901098901</text:p>
          </table:table-cell>
          <table:table-cell office:value-type="float" office:value="0.07242750353091905">
            <text:p>0.07242750353091905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0.9">
            <text:p>0.9</text:p>
          </table:table-cell>
          <table:table-cell office:value-type="float" office:value="0.6875">
            <text:p>0.6875</text:p>
          </table:table-cell>
          <table:table-cell office:value-type="float" office:value="0.85">
            <text:p>0.85</text:p>
          </table:table-cell>
          <table:table-cell office:value-type="float" office:value="0.7738095238095238">
            <text:p>0.7738095238095238</text:p>
          </table:table-cell>
          <table:table-cell office:value-type="float" office:value="0.7738095238095238">
            <text:p>0.7738095238095238</text:p>
          </table:table-cell>
          <table:table-cell office:value-type="float" office:value="0.7970238095238095">
            <text:p>0.7970238095238095</text:p>
          </table:table-cell>
          <table:table-cell office:value-type="float" office:value="0.07277890290106738">
            <text:p>0.07277890290106738</text:p>
          </table:table-cell>
          <table:table-cell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